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83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12.017cm"/>
    </style:style>
    <style:style style:name="co13" style:family="table-column">
      <style:table-column-properties fo:break-before="auto" style:column-width="30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67" style:family="table-cell" style:parent-style-name="Default" style:data-style-name="N113">
      <style:table-cell-properties fo:background-color="#b4c7dc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13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1"/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13"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13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0" style:family="table-cell" style:parent-style-name="Default" style:data-style-name="N10"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113">
      <style:table-cell-properties fo:background-color="#ffff38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10">
      <style:table-cell-properties fo:background-color="#bbe33d"/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10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90" style:family="table-cell" style:parent-style-name="Default" style:data-style-name="N10">
      <style:table-cell-properties fo:background-color="#ffff38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13">
      <style:table-cell-properties fo:background-color="transparent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0" style:family="table-cell" style:parent-style-name="Default" style:data-style-name="N113">
      <style:table-cell-properties fo:background-color="#bbe33d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113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5" style:family="table-cell" style:parent-style-name="Default" style:data-style-name="N113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6" style:family="table-cell" style:parent-style-name="Default" style:data-style-name="N113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102" style:family="table-cell" style:parent-style-name="Default" style:data-style-name="N4">
      <style:table-cell-properties fo:background-color="transparent"/>
      <style:text-properties style:font-name="Liberation Sans" fo:font-size="10pt" style:font-size-asian="10pt" style:font-size-complex="10pt"/>
    </style:style>
    <style:style style:name="ce114" style:family="table-cell" style:parent-style-name="Default" style:data-style-name="N120">
      <style:table-cell-properties fo:background-color="#b4c7dc"/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120">
      <style:text-properties style:font-name="Liberation Sans" fo:font-size="10pt" style:font-size-asian="10pt" style:font-size-complex="10pt"/>
    </style:style>
    <style:style style:name="ce116" style:family="table-cell" style:parent-style-name="Default" style:data-style-name="N113"/>
    <style:style style:name="ce117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8" style:family="table-cell" style:parent-style-name="Default" style:data-style-name="N104">
      <style:table-cell-properties fo:background-color="#ffaa95"/>
      <style:text-properties style:font-name="Liberation Sans" fo:font-size="10pt" style:font-size-asian="10pt" style:font-size-complex="10pt"/>
    </style:style>
    <style:style style:name="ce119" style:family="table-cell" style:parent-style-name="Default" style:data-style-name="N104"/>
    <style:style style:name="ce120" style:family="table-cell" style:parent-style-name="Default" style:data-style-name="N10"/>
    <style:style style:name="ce121" style:family="table-cell" style:parent-style-name="Default" style:data-style-name="N10">
      <style:table-cell-properties fo:background-color="#5eb91e"/>
      <style:text-properties style:font-name="Liberation Sans" fo:font-size="10pt" style:font-size-asian="10pt" style:font-size-complex="10pt"/>
    </style:style>
    <style:style style:name="ce122" style:family="table-cell" style:parent-style-name="Default" style:data-style-name="N0"/>
    <style:style style:name="ce12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8000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8000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8000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699.999999998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4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4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4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4" table:formula="of:=[.J8]+[.J10]+[.J11]" office:value-type="currency" office:currency="BRL" office:value="5277255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4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style-name="ce32" table:formula="of:=SUM([.C4:.N4])" office:value-type="currency" office:currency="BRL" office:value="62027795" calcext:value-type="currency">
            <text:p>R$ 62.027.795,00</text:p>
          </table:table-cell>
          <table:table-cell table:style-name="ce46" table:formula="of:=[.O4]/[.B4]-1" office:value-type="percentage" office:value="0.0473422092394973" calcext:value-type="percentage">
            <text:p>4,73%</text:p>
          </table:table-cell>
          <table:table-cell table:style-name="ce32" table:formula="of:=[.Q8]+[.Q10]+[.Q11]" office:value-type="currency" office:currency="BRL" office:value="65700821.4636977" calcext:value-type="currency">
            <text:p>R$ 65.700.821,46</text:p>
          </table:table-cell>
          <table:table-cell table:style-name="ce41" table:formula="of:=[.R8]+[.R10]+[.R11]" office:value-type="currency" office:currency="BRL" office:value="5475068.45530814" calcext:value-type="currency">
            <text:p>R$ 5.475.068,46</text:p>
          </table:table-cell>
          <table:table-cell table:style-name="ce52" table:formula="of:=[.S8]+[.S10]+[.S11]" office:value-type="currency" office:currency="BRL" office:value="5470873.84976014" calcext:value-type="currency">
            <text:p>R$ 5.470.873,85</text:p>
          </table:table-cell>
          <table:table-cell table:style-name="ce44" table:formula="of:=[.T8]+[.T10]+[.T11]" office:value-type="currency" office:currency="BRL" office:value="5500540.5164268" calcext:value-type="currency">
            <text:p>R$ 5.500.540,52</text:p>
          </table:table-cell>
          <table:table-cell table:style-name="ce44" table:formula="of:=[.U8]+[.U10]+[.U11]" office:value-type="currency" office:currency="BRL" office:value="5533503.47938977" calcext:value-type="currency">
            <text:p>R$ 5.533.503,48</text:p>
          </table:table-cell>
          <table:table-cell table:style-name="ce44" table:formula="of:=[.V8]+[.V10]+[.V11]" office:value-type="currency" office:currency="BRL" office:value="5570586.8127231" calcext:value-type="currency">
            <text:p>R$ 5.570.586,81</text:p>
          </table:table-cell>
          <table:table-cell table:style-name="ce44" table:formula="of:=[.W8]+[.W10]+[.W11]" office:value-type="currency" office:currency="BRL" office:value="5612967.76510405" calcext:value-type="currency">
            <text:p>R$ 5.612.967,77</text:p>
          </table:table-cell>
          <table:table-cell table:style-name="ce44" table:formula="of:=[.X8]+[.X10]+[.X11]" office:value-type="currency" office:currency="BRL" office:value="5662412.2095485" calcext:value-type="currency">
            <text:p>R$ 5.662.412,21</text:p>
          </table:table-cell>
          <table:table-cell table:style-name="ce44" table:formula="of:=[.Y8]+[.Y10]+[.Y11]" office:value-type="currency" office:currency="BRL" office:value="5721745.54288183" calcext:value-type="currency">
            <text:p>R$ 5.721.745,54</text:p>
          </table:table-cell>
          <table:table-cell table:style-name="ce44" table:formula="of:=[.Z8]+[.Z10]+[.Z11]" office:value-type="currency" office:currency="BRL" office:value="5725940.14842983" calcext:value-type="currency">
            <text:p>R$ 5.725.940,15</text:p>
          </table:table-cell>
          <table:table-cell table:style-name="ce44" table:formula="of:=[.AA8]+[.AA10]+[.AA11]" office:value-type="currency" office:currency="BRL" office:value="5790276.55459197" calcext:value-type="currency">
            <text:p>R$ 5.790.276,55</text:p>
          </table:table-cell>
          <table:table-cell table:style-name="ce44" table:formula="of:=[.AB8]+[.AB10]+[.AB11]" office:value-type="currency" office:currency="BRL" office:value="5940276.55459197" calcext:value-type="currency">
            <text:p>R$ 5.940.276,55</text:p>
          </table:table-cell>
          <table:table-cell table:style-name="ce41" table:formula="of:=[.AC8]+[.AC10]+[.AC11]" office:value-type="currency" office:currency="BRL" office:value="5940276.55459197" calcext:value-type="currency">
            <text:p>R$ 5.940.276,55</text:p>
          </table:table-cell>
          <table:table-cell table:style-name="ce119" table:formula="of:=SUM([.R4:.AC4])" office:value-type="currency" office:currency="BRL" office:value="67944468.4433481" calcext:value-type="currency">
            <text:p>R$ 67.944.468,44</text:p>
          </table:table-cell>
          <table:table-cell table:style-name="ce46" table:formula="of:=[.AD4]/[.Q4]-1" office:value-type="percentage" office:value="0.0341494509454507" calcext:value-type="percentage">
            <text:p>3,41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evisão Anual</text:p>
          </table:table-cell>
          <table:table-cell table:style-name="ce31" office:value-type="percentage" office:value="0.03" calcext:value-type="percentage">
            <text:p>3,00%</text:p>
          </table:table-cell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1006"/>
        </table:table-row>
        <table:table-row table:style-name="ro1">
          <table:table-cell/>
          <table:table-cell table:style-name="ce31"/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3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style-name="ce32" table:formula="of:=[.O4]-[.O13]+[.O12]" office:value-type="currency" office:currency="BRL" office:value="57793090" calcext:value-type="currency">
            <text:p>R$ 57.793.090,00</text:p>
          </table:table-cell>
          <table:table-cell table:style-name="ce46" table:formula="of:=[.O7]/[.B7]-1" office:value-type="percentage" office:value="0.0605793510974086" calcext:value-type="percentage">
            <text:p>6,06%</text:p>
          </table:table-cell>
          <table:table-cell table:style-name="ce32" table:formula="of:=[.Q4]-[.Q13]+[.Q12]" office:value-type="currency" office:currency="BRL" office:value="61466116.4636977" calcext:value-type="currency">
            <text:p>R$ 61.466.116,46</text:p>
          </table:table-cell>
          <table:table-cell table:style-name="ce42" table:formula="of:=[.R4]-[.R13]+[.R12]" office:value-type="currency" office:currency="BRL" office:value="5088819.04572574" calcext:value-type="currency">
            <text:p>R$ 5.088.819,05</text:p>
          </table:table-cell>
          <table:table-cell table:style-name="ce52" table:formula="of:=[.S4]-[.S13]+[.S12]" office:value-type="currency" office:currency="BRL" office:value="5068779.23820767" calcext:value-type="currency">
            <text:p>R$ 5.068.779,24</text:p>
          </table:table-cell>
          <table:table-cell table:style-name="ce44" table:formula="of:=[.T4]-[.T13]+[.T12]" office:value-type="currency" office:currency="BRL" office:value="5098445.90487434" calcext:value-type="currency">
            <text:p>R$ 5.098.445,90</text:p>
          </table:table-cell>
          <table:table-cell table:style-name="ce44" table:formula="of:=[.U4]-[.U13]+[.U12]" office:value-type="currency" office:currency="BRL" office:value="5131408.8678373" calcext:value-type="currency">
            <text:p>R$ 5.131.408,87</text:p>
          </table:table-cell>
          <table:table-cell table:style-name="ce44" table:formula="of:=[.V4]-[.V13]+[.V12]" office:value-type="currency" office:currency="BRL" office:value="5168492.20117063" calcext:value-type="currency">
            <text:p>R$ 5.168.492,20</text:p>
          </table:table-cell>
          <table:table-cell table:style-name="ce44" table:formula="of:=[.W4]-[.W13]+[.W12]" office:value-type="currency" office:currency="BRL" office:value="5210873.15355158" calcext:value-type="currency">
            <text:p>R$ 5.210.873,15</text:p>
          </table:table-cell>
          <table:table-cell table:style-name="ce44" table:formula="of:=[.X4]-[.X13]+[.X12]" office:value-type="currency" office:currency="BRL" office:value="5260317.59799603" calcext:value-type="currency">
            <text:p>R$ 5.260.317,60</text:p>
          </table:table-cell>
          <table:table-cell table:style-name="ce44" table:formula="of:=[.Y4]-[.Y13]+[.Y12]" office:value-type="currency" office:currency="BRL" office:value="5319650.93132936" calcext:value-type="currency">
            <text:p>R$ 5.319.650,93</text:p>
          </table:table-cell>
          <table:table-cell table:style-name="ce44" table:formula="of:=[.Z4]-[.Z13]+[.Z12]" office:value-type="currency" office:currency="BRL" office:value="5368327.10248379" calcext:value-type="currency">
            <text:p>R$ 5.368.327,10</text:p>
          </table:table-cell>
          <table:table-cell table:style-name="ce44" table:formula="of:=[.AA4]-[.AA13]+[.AA12]" office:value-type="currency" office:currency="BRL" office:value="5484292.24285039" calcext:value-type="currency">
            <text:p>R$ 5.484.292,24</text:p>
          </table:table-cell>
          <table:table-cell table:style-name="ce44" table:formula="of:=[.AB4]-[.AB13]+[.AB12]" office:value-type="currency" office:currency="BRL" office:value="5634292.24285039" calcext:value-type="currency">
            <text:p>R$ 5.634.292,24</text:p>
          </table:table-cell>
          <table:table-cell table:style-name="ce42" table:formula="of:=[.AC4]-[.AC13]+[.AC12]" office:value-type="currency" office:currency="BRL" office:value="5634292.24285039" calcext:value-type="currency">
            <text:p>R$ 5.634.292,24</text:p>
          </table:table-cell>
          <table:table-cell table:style-name="ce32" table:formula="of:=SUM([.R7:.AC7])" office:value-type="currency" office:currency="BRL" office:value="63467990.7717276" calcext:value-type="currency">
            <text:p>R$ 63.467.990,77</text:p>
          </table:table-cell>
          <table:table-cell table:style-name="ce46" table:formula="of:=[.AD7]/[.Q7]-1" office:value-type="percentage" office:value="0.0325687455658958" calcext:value-type="percentage">
            <text:p>3,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style-name="ce32" table:formula="of:=SUM([.C8:.N8])" office:value-type="currency" office:currency="BRL" office:value="41100645" calcext:value-type="currency">
            <text:p>R$ 41.100.645,00</text:p>
          </table:table-cell>
          <table:table-cell table:style-name="ce46" table:formula="of:=[.O8]/[.B8]-1" office:value-type="percentage" office:value="0.052944740482656" calcext:value-type="percentage">
            <text:p>5,29%</text:p>
          </table:table-cell>
          <table:table-cell table:style-name="ce32" table:formula="of:=([.Q10]*[.Q38])-[.Q10]+([.Q11]*[.Q38])-[.Q11]" office:value-type="currency" office:currency="BRL" office:value="43554477.1500917" calcext:value-type="currency">
            <text:p>R$ 43.554.477,15</text:p>
          </table:table-cell>
          <table:table-cell table:style-name="ce7" table:formula="of:=([.R10]*[.R38])-[.R10]+([.R11]*[.R38])-[.R11]" office:value-type="currency" office:currency="BRL" office:value="3629539.76250764" calcext:value-type="currency">
            <text:p>R$ 3.629.539,76</text:p>
          </table:table-cell>
          <table:table-cell table:style-name="ce52" table:formula="of:=([.S10]*[.S38])-[.S10]+([.S11]*[.S38])-[.S11]" office:value-type="currency" office:currency="BRL" office:value="3626759.06894211" calcext:value-type="currency">
            <text:p>R$ 3.626.759,07</text:p>
          </table:table-cell>
          <table:table-cell table:style-name="ce44" table:formula="of:=([.T10]*[.T38])-[.T10]+([.T11]*[.T38])-[.T11]" office:value-type="currency" office:currency="BRL" office:value="3646425.73560878" calcext:value-type="currency">
            <text:p>R$ 3.646.425,74</text:p>
          </table:table-cell>
          <table:table-cell table:style-name="ce44" table:formula="of:=([.U10]*[.U38])-[.U10]+([.U11]*[.U38])-[.U11]" office:value-type="currency" office:currency="BRL" office:value="3668277.58746063" calcext:value-type="currency">
            <text:p>R$ 3.668.277,59</text:p>
          </table:table-cell>
          <table:table-cell table:style-name="ce44" table:formula="of:=([.V10]*[.V38])-[.V10]+([.V11]*[.V38])-[.V11]" office:value-type="currency" office:currency="BRL" office:value="3692860.92079396" calcext:value-type="currency">
            <text:p>R$ 3.692.860,92</text:p>
          </table:table-cell>
          <table:table-cell table:style-name="ce44" table:formula="of:=([.W10]*[.W38])-[.W10]+([.W11]*[.W38])-[.W11]" office:value-type="currency" office:currency="BRL" office:value="3720956.1588892" calcext:value-type="currency">
            <text:p>R$ 3.720.956,16</text:p>
          </table:table-cell>
          <table:table-cell table:style-name="ce44" table:formula="of:=([.X10]*[.X38])-[.X10]+([.X11]*[.X38])-[.X11]" office:value-type="currency" office:currency="BRL" office:value="3753733.93666698" calcext:value-type="currency">
            <text:p>R$ 3.753.733,94</text:p>
          </table:table-cell>
          <table:table-cell table:style-name="ce44" table:formula="of:=([.Y10]*[.Y38])-[.Y10]+([.Y11]*[.Y38])-[.Y11]" office:value-type="currency" office:currency="BRL" office:value="3793067.27000031" calcext:value-type="currency">
            <text:p>R$ 3.793.067,27</text:p>
          </table:table-cell>
          <table:table-cell table:style-name="ce44" table:formula="of:=([.Z10]*[.Z38])-[.Z10]+([.Z11]*[.Z38])-[.Z11]" office:value-type="currency" office:currency="BRL" office:value="3795847.96356584" calcext:value-type="currency">
            <text:p>R$ 3.795.847,96</text:p>
          </table:table-cell>
          <table:table-cell table:style-name="ce44" table:formula="of:=([.AA10]*[.AA38])-[.AA10]+([.AA11]*[.AA38])-[.AA11]" office:value-type="currency" office:currency="BRL" office:value="3860184.36972798" calcext:value-type="currency">
            <text:p>R$ 3.860.184,37</text:p>
          </table:table-cell>
          <table:table-cell table:style-name="ce44" table:formula="of:=([.AB10]*[.AB38])-[.AB10]+([.AB11]*[.AB38])-[.AB11]" office:value-type="currency" office:currency="BRL" office:value="3960184.36972798" calcext:value-type="currency">
            <text:p>R$ 3.960.184,37</text:p>
          </table:table-cell>
          <table:table-cell table:style-name="ce7" table:formula="of:=([.AC10]*[.AC38])-[.AC10]+([.AC11]*[.AC38])-[.AC11]" office:value-type="currency" office:currency="BRL" office:value="3960184.36972798" calcext:value-type="currency">
            <text:p>R$ 3.960.184,37</text:p>
          </table:table-cell>
          <table:table-cell table:style-name="ce32" table:formula="of:=SUM([.R8:.AC8])" office:value-type="currency" office:currency="BRL" office:value="45108021.5136194" calcext:value-type="currency">
            <text:p>R$ 45.108.021,51</text:p>
          </table:table-cell>
          <table:table-cell table:style-name="ce46" table:formula="of:=[.AD8]/[.Q8]-1" office:value-type="percentage" office:value="0.0356689935267518" calcext:value-type="percentage">
            <text:p>3,5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32"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style-name="ce32" table:formula="of:=[.O9]*([.P4]+1)" office:value-type="currency" office:currency="BRL" office:value="18852159.766311" calcext:value-type="currency">
            <text:p>R$ 18.852.159,77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7" table:formula="of:=[.$Q$9]/12" office:value-type="currency" office:currency="BRL" office:value="1571013.31385925" calcext:value-type="currency">
            <text:p>R$ 1.571.013,31</text:p>
          </table:table-cell>
          <table:table-cell table:style-name="ce32" table:formula="of:=SUM([.R9:.AC9])" office:value-type="currency" office:currency="BRL" office:value="18852159.766311" calcext:value-type="currency">
            <text:p>R$ 18.852.159,77</text:p>
          </table:table-cell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style-name="ce32" table:formula="of:=SUM([.C10:.N10])" office:value-type="currency" office:currency="BRL" office:value="17367150" calcext:value-type="currency">
            <text:p>R$ 17.367.150,00</text:p>
          </table:table-cell>
          <table:table-cell table:style-name="ce46" table:formula="of:=[.O10]/[.B10]-1" office:value-type="percentage" office:value="0.0319162210338682" calcext:value-type="percentage">
            <text:p>3,19%</text:p>
          </table:table-cell>
          <table:table-cell table:style-name="ce32" table:formula="of:=[.Q9]*(1-[.Q23])" office:value-type="currency" office:currency="BRL" office:value="18586344.313606" calcext:value-type="currency">
            <text:p>R$ 18.586.344,31</text:p>
          </table:table-cell>
          <table:table-cell table:style-name="ce8" table:formula="of:=[.R9]*(1-[.R23])" office:value-type="currency" office:currency="BRL" office:value="1548862.02613383" calcext:value-type="currency">
            <text:p>R$ 1.548.862,03</text:p>
          </table:table-cell>
          <table:table-cell table:style-name="ce44" table:formula="of:=[.S9]*(1-[.S23])" office:value-type="currency" office:currency="BRL" office:value="1547448.11415136" calcext:value-type="currency">
            <text:p>R$ 1.547.448,11</text:p>
          </table:table-cell>
          <table:table-cell table:style-name="ce8" table:formula="of:=[.T9]*(1-[.T23])" office:value-type="currency" office:currency="BRL" office:value="1547448.11415136" calcext:value-type="currency">
            <text:p>R$ 1.547.448,11</text:p>
          </table:table-cell>
          <table:table-cell table:style-name="ce8" table:formula="of:=[.U9]*(1-[.U23])" office:value-type="currency" office:currency="BRL" office:value="1547448.11415136" calcext:value-type="currency">
            <text:p>R$ 1.547.448,11</text:p>
          </table:table-cell>
          <table:table-cell table:style-name="ce8" table:formula="of:=[.V9]*(1-[.V23])" office:value-type="currency" office:currency="BRL" office:value="1547448.11415136" calcext:value-type="currency">
            <text:p>R$ 1.547.448,11</text:p>
          </table:table-cell>
          <table:table-cell table:style-name="ce8" table:formula="of:=[.W9]*(1-[.W23])" office:value-type="currency" office:currency="BRL" office:value="1547448.11415136" calcext:value-type="currency">
            <text:p>R$ 1.547.448,11</text:p>
          </table:table-cell>
          <table:table-cell table:style-name="ce8" table:formula="of:=[.X9]*(1-[.X23])" office:value-type="currency" office:currency="BRL" office:value="1547448.11415136" calcext:value-type="currency">
            <text:p>R$ 1.547.448,11</text:p>
          </table:table-cell>
          <table:table-cell table:style-name="ce8" table:formula="of:=[.Y9]*(1-[.Y23])" office:value-type="currency" office:currency="BRL" office:value="1547448.11415136" calcext:value-type="currency">
            <text:p>R$ 1.547.448,11</text:p>
          </table:table-cell>
          <table:table-cell table:style-name="ce44" table:formula="of:=[.Z9]*(1-[.Z23])" office:value-type="currency" office:currency="BRL" office:value="1548862.02613383" calcext:value-type="currency">
            <text:p>R$ 1.548.862,03</text:p>
          </table:table-cell>
          <table:table-cell table:style-name="ce8" table:formula="of:=[.AA9]*(1-[.AA23])" office:value-type="currency" office:currency="BRL" office:value="1548862.02613383" calcext:value-type="currency">
            <text:p>R$ 1.548.862,03</text:p>
          </table:table-cell>
          <table:table-cell table:style-name="ce8" table:formula="of:=[.AB9]*(1-[.AB23])" office:value-type="currency" office:currency="BRL" office:value="1548862.02613383" calcext:value-type="currency">
            <text:p>R$ 1.548.862,03</text:p>
          </table:table-cell>
          <table:table-cell table:style-name="ce8" table:formula="of:=[.AC9]*(1-[.AC23])" office:value-type="currency" office:currency="BRL" office:value="1548862.02613383" calcext:value-type="currency">
            <text:p>R$ 1.548.862,03</text:p>
          </table:table-cell>
          <table:table-cell table:style-name="ce32" table:formula="of:=SUM([.R10:.AC10])" office:value-type="currency" office:currency="BRL" office:value="18576446.9297287" calcext:value-type="currency">
            <text:p>R$ 18.576.446,93</text:p>
          </table:table-cell>
          <table:table-cell table:style-name="ce46" table:formula="of:=[.AD10]/[.Q10]-1" office:value-type="percentage" office:value="-0.00053250836798846" calcext:value-type="percentage">
            <text:p>-0,0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32" table:formula="of:=SUM([.C11:.N11])" office:value-type="currency" office:currency="BRL" office:value="3560000" calcext:value-type="currency">
            <text:p>R$ 3.560.000,00</text:p>
          </table:table-cell>
          <table:table-cell table:style-name="ce46" table:formula="of:=[.O11]/[.B11]-1" office:value-type="percentage" office:value="0.0595238095238098" calcext:value-type="percentage">
            <text:p>5,95%</text:p>
          </table:table-cell>
          <table:table-cell table:style-name="ce32" table:formula="of:=[.O11]" office:value-type="currency" office:currency="BRL" office:value="3560000" calcext:value-type="currency">
            <text:p>R$ 3.560.000,00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7" table:formula="of:=[.$Q$11]/12" office:value-type="currency" office:currency="BRL" office:value="296666.666666667" calcext:value-type="currency">
            <text:p>R$ 296.666,67</text:p>
          </table:table-cell>
          <table:table-cell table:style-name="ce44" table:formula="of:=[.$Q$11]/12+[.$T$41]/10" office:value-type="currency" office:currency="BRL" office:value="306666.666666667" calcext:value-type="currency">
            <text:p>R$ 306.666,67</text:p>
          </table:table-cell>
          <table:table-cell table:style-name="ce44" table:formula="of:=[.$Q$11]/12+[.$T$41]/10+[.$U$41]/9" office:value-type="currency" office:currency="BRL" office:value="317777.777777778" calcext:value-type="currency">
            <text:p>R$ 317.777,78</text:p>
          </table:table-cell>
          <table:table-cell table:style-name="ce44" table:formula="of:=[.$Q$11]/12+[.$T$41]/10+[.$U$41]/9+[.$V$41]/8" office:value-type="currency" office:currency="BRL" office:value="330277.777777778" calcext:value-type="currency">
            <text:p>R$ 330.277,78</text:p>
          </table:table-cell>
          <table:table-cell table:style-name="ce44" table:formula="of:=[.$Q$11]/12+[.$T$41]/10+[.$U$41]/9+[.$V$41]/8+[.$W$41]/7" office:value-type="currency" office:currency="BRL" office:value="344563.492063492" calcext:value-type="currency">
            <text:p>R$ 344.563,49</text:p>
          </table:table-cell>
          <table:table-cell table:style-name="ce44" table:formula="of:=[.$Q$11]/12+[.$T$41]/10+[.$U$41]/9+[.$V$41]/8+[.$W$41]/7+[.$X$41]/6" office:value-type="currency" office:currency="BRL" office:value="361230.158730159" calcext:value-type="currency">
            <text:p>R$ 361.230,16</text:p>
          </table:table-cell>
          <table:table-cell table:style-name="ce44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8" table:formula="of:=[.$Q$11]/12+[.$T$41]/10+[.$U$41]/9+[.$V$41]/8+[.$W$41]/7+[.$X$41]/6+[.$Y$41]/5" office:value-type="currency" office:currency="BRL" office:value="381230.158730159" calcext:value-type="currency">
            <text:p>R$ 381.230,16</text:p>
          </table:table-cell>
          <table:table-cell table:style-name="ce44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style-name="ce8" table:formula="of:=[.$Q$11]/12+[.$T$41]/10+[.$U$41]/9+[.$V$41]/8+[.$W$41]/7+[.$X$41]/6+[.$Y$41]/5+[.$AB$41]/2" office:value-type="currency" office:currency="BRL" office:value="431230.158730159" calcext:value-type="currency">
            <text:p>R$ 431.230,16</text:p>
          </table:table-cell>
          <table:table-cell table:style-name="ce32" table:formula="of:=SUM([.R11:.AC11])" office:value-type="currency" office:currency="BRL" office:value="4260000" calcext:value-type="currency">
            <text:p>R$ 4.260.000,00</text:p>
          </table:table-cell>
          <table:table-cell table:style-name="ce59" table:formula="of:=[.AD11]/[.Q11]-1" office:value-type="percentage" office:value="0.196629213483146" calcext:value-type="percentage">
            <text:p>19,6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32"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style-name="ce32" table:formula="of:=[.O12]" office:value-type="currency" office:currency="BRL" office:value="2180000" calcext:value-type="currency">
            <text:p>R$ 2.180.000,00</text:p>
          </table:table-cell>
          <table:table-cell table:style-name="ce7" table:formula="of:=[.$Q$12]/12" office:value-type="currency" office:currency="BRL" office:value="181666.666666667" calcext:value-type="currency">
            <text:p>R$ 181.666,67</text:p>
          </table:table-cell>
          <table:table-cell table:style-name="ce52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8" table:formula="of:=[.$Q$12]/12-[.$S$41]/11" office:value-type="currency" office:currency="BRL" office:value="165303.03030303" calcext:value-type="currency">
            <text:p>R$ 165.303,03</text:p>
          </table:table-cell>
          <table:table-cell table:style-name="ce44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7" table:formula="of:=[.$Q$12]/12-[.$S$41]/11+[.$Z$41]/4" office:value-type="currency" office:currency="BRL" office:value="210303.03030303" calcext:value-type="currency">
            <text:p>R$ 210.303,03</text:p>
          </table:table-cell>
          <table:table-cell table:style-name="ce32" table:formula="of:=SUM([.R12:.AC12])" office:value-type="currency" office:currency="BRL" office:value="2180000" calcext:value-type="currency">
            <text:p>R$ 2.180.000,00</text:p>
          </table:table-cell>
          <table:table-cell table:style-name="ce75" table:formula="of:=[.AD12]/[.Q12]-1" office:value-type="percentage" office:value="0" calcext:value-type="percentage">
            <text:p>0,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52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50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style-name="ce32" table:formula="of:=SUM([.C13:.N13])" office:value-type="currency" office:currency="BRL" office:value="6414705" calcext:value-type="currency">
            <text:p>R$ 6.414.705,00</text:p>
          </table:table-cell>
          <table:table-cell table:style-name="ce45" table:formula="of:=[.O13]/[.B13]-1" office:value-type="percentage" office:value="-0.0471323529411762" calcext:value-type="percentage">
            <text:p>-4,71%</text:p>
          </table:table-cell>
          <table:table-cell table:style-name="ce32" table:formula="of:=[.O13]" office:value-type="currency" office:currency="BRL" office:value="6414705" calcext:value-type="currency">
            <text:p>R$ 6.414.705,00</text:p>
          </table:table-cell>
          <table:table-cell table:style-name="ce7" table:formula="of:=[.R10]*([.R35]-[.R38])" office:value-type="currency" office:currency="BRL" office:value="567916.076249071" calcext:value-type="currency">
            <text:p>R$ 567.916,08</text:p>
          </table:table-cell>
          <table:table-cell table:style-name="ce52" table:formula="of:=[.S10]*([.S35]-[.S38])" office:value-type="currency" office:currency="BRL" office:value="567397.641855498" calcext:value-type="currency">
            <text:p>R$ 567.397,64</text:p>
          </table:table-cell>
          <table:table-cell table:style-name="ce7" table:formula="of:=[.T10]*([.T35]-[.T38])" office:value-type="currency" office:currency="BRL" office:value="567397.641855498" calcext:value-type="currency">
            <text:p>R$ 567.397,64</text:p>
          </table:table-cell>
          <table:table-cell table:style-name="ce7" table:formula="of:=[.U10]*([.U35]-[.U38])" office:value-type="currency" office:currency="BRL" office:value="567397.641855498" calcext:value-type="currency">
            <text:p>R$ 567.397,64</text:p>
          </table:table-cell>
          <table:table-cell table:style-name="ce7" table:formula="of:=[.V10]*([.V35]-[.V38])" office:value-type="currency" office:currency="BRL" office:value="567397.641855498" calcext:value-type="currency">
            <text:p>R$ 567.397,64</text:p>
          </table:table-cell>
          <table:table-cell table:style-name="ce7" table:formula="of:=[.W10]*([.W35]-[.W38])" office:value-type="currency" office:currency="BRL" office:value="567397.641855498" calcext:value-type="currency">
            <text:p>R$ 567.397,64</text:p>
          </table:table-cell>
          <table:table-cell table:style-name="ce7" table:formula="of:=[.X10]*([.X35]-[.X38])" office:value-type="currency" office:currency="BRL" office:value="567397.641855498" calcext:value-type="currency">
            <text:p>R$ 567.397,64</text:p>
          </table:table-cell>
          <table:table-cell table:style-name="ce7" table:formula="of:=[.Y10]*([.Y35]-[.Y38])" office:value-type="currency" office:currency="BRL" office:value="567397.641855498" calcext:value-type="currency">
            <text:p>R$ 567.397,64</text:p>
          </table:table-cell>
          <table:table-cell table:style-name="ce44" table:formula="of:=[.Z10]*([.Z35]-[.Z38])" office:value-type="currency" office:currency="BRL" office:value="567916.076249071" calcext:value-type="currency">
            <text:p>R$ 567.916,08</text:p>
          </table:table-cell>
          <table:table-cell table:style-name="ce52" table:formula="of:=[.AA10]*([.AA35]-[.AA38])" office:value-type="currency" office:currency="BRL" office:value="516287.34204461" calcext:value-type="currency">
            <text:p>R$ 516.287,34</text:p>
          </table:table-cell>
          <table:table-cell table:style-name="ce7" table:formula="of:=[.AB10]*([.AB35]-[.AB38])" office:value-type="currency" office:currency="BRL" office:value="516287.34204461" calcext:value-type="currency">
            <text:p>R$ 516.287,34</text:p>
          </table:table-cell>
          <table:table-cell table:style-name="ce7" table:formula="of:=[.AC10]*([.AC35]-[.AC38])" office:value-type="currency" office:currency="BRL" office:value="516287.34204461" calcext:value-type="currency">
            <text:p>R$ 516.287,34</text:p>
          </table:table-cell>
          <table:table-cell table:style-name="ce32" table:formula="of:=SUM([.R13:.AC13])" office:value-type="currency" office:currency="BRL" office:value="6656477.67162046" calcext:value-type="currency">
            <text:p>R$ 6.656.477,67</text:p>
          </table:table-cell>
          <table:table-cell table:style-name="ce46" table:formula="of:=[.AD13]/[.Q13]-1" office:value-type="percentage" office:value="0.0376903804025992" calcext:value-type="percentage">
            <text:p>3,77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52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334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52" table:formula="of:=[.J13]-[.J11]-[.J12]" office:value-type="currency" office:currency="BRL" office:value="55578.3333333334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5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style-name="ce32" table:formula="of:=SUM([.C14:.N14])" office:value-type="currency" office:currency="BRL" office:value="674705" calcext:value-type="currency">
            <text:p>R$ 674.705,00</text:p>
          </table:table-cell>
          <table:table-cell table:style-name="ce57" table:formula="of:=[.O14]/[.B14]-1" office:value-type="percentage" office:value="-0.508232507288629" calcext:value-type="percentage">
            <text:p>-50,82%</text:p>
          </table:table-cell>
          <table:table-cell table:style-name="ce32" table:formula="of:=[.Q13]-[.Q11]-[.Q12]" office:value-type="currency" office:currency="BRL" office:value="674704.999999999" calcext:value-type="currency">
            <text:p>R$ 674.705,00</text:p>
          </table:table-cell>
          <table:table-cell table:style-name="ce7" table:formula="of:=[.R13]-[.R11]-[.R12]" office:value-type="currency" office:currency="BRL" office:value="89582.7429157379" calcext:value-type="currency">
            <text:p>R$ 89.582,74</text:p>
          </table:table-cell>
          <table:table-cell table:style-name="ce44" table:formula="of:=[.S13]-[.S11]-[.S12]" office:value-type="currency" office:currency="BRL" office:value="105427.944885801" calcext:value-type="currency">
            <text:p>R$ 105.427,94</text:p>
          </table:table-cell>
          <table:table-cell table:style-name="ce52" table:formula="of:=[.T13]-[.T11]-[.T12]" office:value-type="currency" office:currency="BRL" office:value="95427.9448858007" calcext:value-type="currency">
            <text:p>R$ 95.427,94</text:p>
          </table:table-cell>
          <table:table-cell table:style-name="ce52" table:formula="of:=[.U13]-[.U11]-[.U12]" office:value-type="currency" office:currency="BRL" office:value="84316.8337746896" calcext:value-type="currency">
            <text:p>R$ 84.316,83</text:p>
          </table:table-cell>
          <table:table-cell table:style-name="ce52" table:formula="of:=[.V13]-[.V11]-[.V12]" office:value-type="currency" office:currency="BRL" office:value="71816.8337746896" calcext:value-type="currency">
            <text:p>R$ 71.816,83</text:p>
          </table:table-cell>
          <table:table-cell table:style-name="ce52" table:formula="of:=[.W13]-[.W11]-[.W12]" office:value-type="currency" office:currency="BRL" office:value="57531.1194889753" calcext:value-type="currency">
            <text:p>R$ 57.531,12</text:p>
          </table:table-cell>
          <table:table-cell table:style-name="ce52" table:formula="of:=[.X13]-[.X11]-[.X12]" office:value-type="currency" office:currency="BRL" office:value="40864.4528223086" calcext:value-type="currency">
            <text:p>R$ 40.864,45</text:p>
          </table:table-cell>
          <table:table-cell table:style-name="ce52" table:formula="of:=[.Y13]-[.Y11]-[.Y12]" office:value-type="currency" office:currency="BRL" office:value="20864.4528223086" calcext:value-type="currency">
            <text:p>R$ 20.864,45</text:p>
          </table:table-cell>
          <table:table-cell table:style-name="ce118" table:formula="of:=[.Z13]-[.Z11]-[.Z12]" office:value-type="currency" office:currency="BRL" office:value="-23617.1127841178" calcext:value-type="currency">
            <text:p>-R$ 23.617,11</text:p>
          </table:table-cell>
          <table:table-cell table:style-name="ce118" table:formula="of:=[.AA13]-[.AA11]-[.AA12]" office:value-type="currency" office:currency="BRL" office:value="-75245.8469885793" calcext:value-type="currency">
            <text:p>-R$ 75.245,85</text:p>
          </table:table-cell>
          <table:table-cell table:style-name="ce118" table:formula="of:=[.AB13]-[.AB11]-[.AB12]" office:value-type="currency" office:currency="BRL" office:value="-125245.846988579" calcext:value-type="currency">
            <text:p>-R$ 125.245,85</text:p>
          </table:table-cell>
          <table:table-cell table:style-name="ce8" table:formula="of:=[.AC13]-[.AC11]-[.AC12]" office:value-type="currency" office:currency="BRL" office:value="-125245.846988579" calcext:value-type="currency">
            <text:p>-R$ 125.245,85</text:p>
          </table:table-cell>
          <table:table-cell table:style-name="ce32" table:formula="of:=SUM([.R14:.AC14])" office:value-type="currency" office:currency="BRL" office:value="216477.671620455" calcext:value-type="currency">
            <text:p>R$ 216.477,67</text:p>
          </table:table-cell>
          <table:table-cell table:style-name="ce57" table:formula="of:=[.AD14]/[.Q14]-1" office:value-type="percentage" office:value="-0.679152115931473" calcext:value-type="percentage">
            <text:p>-67,92%</text:p>
          </table:table-cell>
          <table:table-cell table:number-columns-repeated="993"/>
        </table:table-row>
        <table:table-row table:style-name="ro1">
          <table:table-cell table:style-name="Default"/>
          <table:table-cell table:style-name="ce34"/>
          <table:table-cell table:style-name="ce2" table:number-columns-repeated="12"/>
          <table:table-cell table:style-name="ce32"/>
          <table:table-cell table:style-name="ce50"/>
          <table:table-cell table:style-name="ce32"/>
          <table:table-cell table:style-name="ce2"/>
          <table:table-cell table:number-columns-repeated="4"/>
          <table:table-cell table:style-name="ce8"/>
          <table:table-cell table:number-columns-repeated="5"/>
          <table:table-cell table:style-name="ce7"/>
          <table:table-cell table:style-name="ce32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style-name="ce32"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style-name="ce32" table:formula="of:=[.Q9]-[.Q10]" office:value-type="currency" office:currency="BRL" office:value="265815.452704985" calcext:value-type="currency">
            <text:p>R$ 265.815,45</text:p>
          </table:table-cell>
          <table:table-cell table:style-name="ce7" table:formula="of:=[.R9]-[.R10]" office:value-type="currency" office:currency="BRL" office:value="22151.2877254153" calcext:value-type="currency">
            <text:p>R$ 22.151,29</text:p>
          </table:table-cell>
          <table:table-cell table:style-name="ce44" table:formula="of:=[.S9]-[.S10]" office:value-type="currency" office:currency="BRL" office:value="23565.1997078888" calcext:value-type="currency">
            <text:p>R$ 23.565,20</text:p>
          </table:table-cell>
          <table:table-cell table:style-name="ce7" table:formula="of:=[.T9]-[.T10]" office:value-type="currency" office:currency="BRL" office:value="23565.1997078888" calcext:value-type="currency">
            <text:p>R$ 23.565,20</text:p>
          </table:table-cell>
          <table:table-cell table:style-name="ce7" table:formula="of:=[.U9]-[.U10]" office:value-type="currency" office:currency="BRL" office:value="23565.1997078888" calcext:value-type="currency">
            <text:p>R$ 23.565,20</text:p>
          </table:table-cell>
          <table:table-cell table:style-name="ce7" table:formula="of:=[.V9]-[.V10]" office:value-type="currency" office:currency="BRL" office:value="23565.1997078888" calcext:value-type="currency">
            <text:p>R$ 23.565,20</text:p>
          </table:table-cell>
          <table:table-cell table:style-name="ce7" table:formula="of:=[.W9]-[.W10]" office:value-type="currency" office:currency="BRL" office:value="23565.1997078888" calcext:value-type="currency">
            <text:p>R$ 23.565,20</text:p>
          </table:table-cell>
          <table:table-cell table:style-name="ce7" table:formula="of:=[.X9]-[.X10]" office:value-type="currency" office:currency="BRL" office:value="23565.1997078888" calcext:value-type="currency">
            <text:p>R$ 23.565,20</text:p>
          </table:table-cell>
          <table:table-cell table:style-name="ce7" table:formula="of:=[.Y9]-[.Y10]" office:value-type="currency" office:currency="BRL" office:value="23565.1997078888" calcext:value-type="currency">
            <text:p>R$ 23.565,20</text:p>
          </table:table-cell>
          <table:table-cell table:style-name="ce52" table:formula="of:=[.Z9]-[.Z10]" office:value-type="currency" office:currency="BRL" office:value="22151.2877254153" calcext:value-type="currency">
            <text:p>R$ 22.151,29</text:p>
          </table:table-cell>
          <table:table-cell table:style-name="ce7" table:formula="of:=[.AA9]-[.AA10]" office:value-type="currency" office:currency="BRL" office:value="22151.2877254153" calcext:value-type="currency">
            <text:p>R$ 22.151,29</text:p>
          </table:table-cell>
          <table:table-cell table:style-name="ce7" table:formula="of:=[.AB9]-[.AB10]" office:value-type="currency" office:currency="BRL" office:value="22151.2877254153" calcext:value-type="currency">
            <text:p>R$ 22.151,29</text:p>
          </table:table-cell>
          <table:table-cell table:style-name="ce7" table:formula="of:=[.AC9]-[.AC10]" office:value-type="currency" office:currency="BRL" office:value="22151.2877254153" calcext:value-type="currency">
            <text:p>R$ 22.151,29</text:p>
          </table:table-cell>
          <table:table-cell table:style-name="ce32" table:formula="of:=SUM([.R16:.AC16])" office:value-type="currency" office:currency="BRL" office:value="275712.836582298" calcext:value-type="currency">
            <text:p>R$ 275.712,84</text:p>
          </table:table-cell>
          <table:table-cell table:style-name="ce46" table:formula="of:=[.AD16]/[.Q16]-1" office:value-type="percentage" office:value="0.0372340425531914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style-name="ce32"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style-name="ce32" table:formula="of:=[.Q16]*[.Q21]" office:value-type="currency" office:currency="BRL" office:value="21265.2362163988" calcext:value-type="currency">
            <text:p>R$ 21.265,24</text:p>
          </table:table-cell>
          <table:table-cell table:style-name="ce7" table:formula="of:=[.R16]*[.R21]" office:value-type="currency" office:currency="BRL" office:value="1772.10301803323" calcext:value-type="currency">
            <text:p>R$ 1.772,10</text:p>
          </table:table-cell>
          <table:table-cell table:style-name="ce44" table:formula="of:=[.S16]*[.S21]" office:value-type="currency" office:currency="BRL" office:value="1885.2159766311" calcext:value-type="currency">
            <text:p>R$ 1.885,22</text:p>
          </table:table-cell>
          <table:table-cell table:style-name="ce7" table:formula="of:=[.T16]*[.T21]" office:value-type="currency" office:currency="BRL" office:value="1885.2159766311" calcext:value-type="currency">
            <text:p>R$ 1.885,22</text:p>
          </table:table-cell>
          <table:table-cell table:style-name="ce7" table:formula="of:=[.U16]*[.U21]" office:value-type="currency" office:currency="BRL" office:value="1885.2159766311" calcext:value-type="currency">
            <text:p>R$ 1.885,22</text:p>
          </table:table-cell>
          <table:table-cell table:style-name="ce7" table:formula="of:=[.V16]*[.V21]" office:value-type="currency" office:currency="BRL" office:value="1885.2159766311" calcext:value-type="currency">
            <text:p>R$ 1.885,22</text:p>
          </table:table-cell>
          <table:table-cell table:style-name="ce7" table:formula="of:=[.W16]*[.W21]" office:value-type="currency" office:currency="BRL" office:value="1885.2159766311" calcext:value-type="currency">
            <text:p>R$ 1.885,22</text:p>
          </table:table-cell>
          <table:table-cell table:style-name="ce7" table:formula="of:=[.X16]*[.X21]" office:value-type="currency" office:currency="BRL" office:value="1885.2159766311" calcext:value-type="currency">
            <text:p>R$ 1.885,22</text:p>
          </table:table-cell>
          <table:table-cell table:style-name="ce7" table:formula="of:=[.Y16]*[.Y21]" office:value-type="currency" office:currency="BRL" office:value="1885.2159766311" calcext:value-type="currency">
            <text:p>R$ 1.885,22</text:p>
          </table:table-cell>
          <table:table-cell table:style-name="ce52" table:formula="of:=[.Z16]*[.Z21]" office:value-type="currency" office:currency="BRL" office:value="1772.10301803323" calcext:value-type="currency">
            <text:p>R$ 1.772,10</text:p>
          </table:table-cell>
          <table:table-cell table:style-name="ce7" table:formula="of:=[.AA16]*[.AA21]" office:value-type="currency" office:currency="BRL" office:value="1772.10301803323" calcext:value-type="currency">
            <text:p>R$ 1.772,10</text:p>
          </table:table-cell>
          <table:table-cell table:style-name="ce7" table:formula="of:=[.AB16]*[.AB21]" office:value-type="currency" office:currency="BRL" office:value="1772.10301803323" calcext:value-type="currency">
            <text:p>R$ 1.772,10</text:p>
          </table:table-cell>
          <table:table-cell table:style-name="ce7" table:formula="of:=[.AC16]*[.AC21]" office:value-type="currency" office:currency="BRL" office:value="1772.10301803323" calcext:value-type="currency">
            <text:p>R$ 1.772,10</text:p>
          </table:table-cell>
          <table:table-cell table:style-name="ce32" table:formula="of:=SUM([.R17:.AC17])" office:value-type="currency" office:currency="BRL" office:value="22057.0269265838" calcext:value-type="currency">
            <text:p>R$ 22.057,03</text:p>
          </table:table-cell>
          <table:table-cell table:style-name="ce46" table:formula="of:=[.AD17]/[.Q17]-1" office:value-type="percentage" office:value="0.0372340425531912" calcext:value-type="percentage">
            <text:p>3,72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98" calcext:value-type="currency">
            <text:p>R$ 346.200,00</text:p>
          </table:table-cell>
          <table:table-cell table:style-name="ce44" table:formula="of:=[.E18]+[.F14]" office:value-type="currency" office:currency="BRL" office:value="394278.333333332" calcext:value-type="currency">
            <text:p>R$ 394.278,33</text:p>
          </table:table-cell>
          <table:table-cell table:style-name="ce44" table:formula="of:=[.F18]+[.G14]" office:value-type="currency" office:currency="BRL" office:value="442356.666666665" calcext:value-type="currency">
            <text:p>R$ 442.356,67</text:p>
          </table:table-cell>
          <table:table-cell table:style-name="ce44" table:formula="of:=[.G18]+[.H14]" office:value-type="currency" office:currency="BRL" office:value="517934.999999998" calcext:value-type="currency">
            <text:p>R$ 517.935,00</text:p>
          </table:table-cell>
          <table:table-cell table:style-name="ce44" table:formula="of:=[.H18]+[.I14]" office:value-type="currency" office:currency="BRL" office:value="593513.333333332" calcext:value-type="currency">
            <text:p>R$ 593.513,33</text:p>
          </table:table-cell>
          <table:table-cell table:style-name="ce44" table:formula="of:=[.I18]+[.J14]" office:value-type="currency" office:currency="BRL" office:value="649091.666666665" calcext:value-type="currency">
            <text:p>R$ 649.091,67</text:p>
          </table:table-cell>
          <table:table-cell table:style-name="ce44" table:formula="of:=[.J18]+[.K14]" office:value-type="currency" office:currency="BRL" office:value="704669.999999998" calcext:value-type="currency">
            <text:p>R$ 704.670,00</text:p>
          </table:table-cell>
          <table:table-cell table:style-name="ce44" table:formula="of:=[.K18]+[.L14]" office:value-type="currency" office:currency="BRL" office:value="726914.999999998" calcext:value-type="currency">
            <text:p>R$ 726.915,00</text:p>
          </table:table-cell>
          <table:table-cell table:style-name="ce44" table:formula="of:=[.L18]+[.M14]" office:value-type="currency" office:currency="BRL" office:value="749159.999999998" calcext:value-type="currency">
            <text:p>R$ 749.160,00</text:p>
          </table:table-cell>
          <table:table-cell table:style-name="ce44" table:formula="of:=[.M18]+[.N14]" office:value-type="currency" office:currency="BRL" office:value="771404.999999998" calcext:value-type="currency">
            <text:p>R$ 771.405,00</text:p>
          </table:table-cell>
          <table:table-cell table:style-name="ce32" table:formula="of:=[.N18]-[.N19]" office:value-type="currency" office:currency="BRL" office:value="83078.9999999984" calcext:value-type="currency">
            <text:p>R$ 83.079,00</text:p>
          </table:table-cell>
          <table:table-cell table:style-name="ce57" table:formula="of:=[.O18]/[.B18]-1" office:value-type="percentage" office:value="-0.140858324715616" calcext:value-type="percentage">
            <text:p>-14,09%</text:p>
          </table:table-cell>
          <table:table-cell table:style-name="ce32" table:formula="of:=[.O18]" office:value-type="currency" office:currency="BRL" office:value="83078.9999999984" calcext:value-type="currency">
            <text:p>R$ 83.079,00</text:p>
          </table:table-cell>
          <table:table-cell table:style-name="ce42" table:formula="of:=[.Q18]+[.R14]" office:value-type="currency" office:currency="BRL" office:value="172661.742915736" calcext:value-type="currency">
            <text:p>R$ 172.661,74</text:p>
          </table:table-cell>
          <table:table-cell table:style-name="ce44" table:formula="of:=[.R18]+[.S14]" office:value-type="currency" office:currency="BRL" office:value="278089.687801537" calcext:value-type="currency">
            <text:p>R$ 278.089,69</text:p>
          </table:table-cell>
          <table:table-cell table:style-name="ce44" table:formula="of:=[.S18]+[.T14]" office:value-type="currency" office:currency="BRL" office:value="373517.632687338" calcext:value-type="currency">
            <text:p>R$ 373.517,63</text:p>
          </table:table-cell>
          <table:table-cell table:style-name="ce44" table:formula="of:=[.T18]+[.U14]" office:value-type="currency" office:currency="BRL" office:value="457834.466462027" calcext:value-type="currency">
            <text:p>R$ 457.834,47</text:p>
          </table:table-cell>
          <table:table-cell table:style-name="ce44" table:formula="of:=[.U18]+[.V14]" office:value-type="currency" office:currency="BRL" office:value="529651.300236717" calcext:value-type="currency">
            <text:p>R$ 529.651,30</text:p>
          </table:table-cell>
          <table:table-cell table:style-name="ce44" table:formula="of:=[.V18]+[.W14]" office:value-type="currency" office:currency="BRL" office:value="587182.419725692" calcext:value-type="currency">
            <text:p>R$ 587.182,42</text:p>
          </table:table-cell>
          <table:table-cell table:style-name="ce44" table:formula="of:=[.W18]+[.X14]" office:value-type="currency" office:currency="BRL" office:value="628046.872548001" calcext:value-type="currency">
            <text:p>R$ 628.046,87</text:p>
          </table:table-cell>
          <table:table-cell table:style-name="ce44" table:formula="of:=[.X18]+[.Y14]" office:value-type="currency" office:currency="BRL" office:value="648911.325370309" calcext:value-type="currency">
            <text:p>R$ 648.911,33</text:p>
          </table:table-cell>
          <table:table-cell table:style-name="ce52" table:formula="of:=[.Y18]+[.Z14]" office:value-type="currency" office:currency="BRL" office:value="625294.212586191" calcext:value-type="currency">
            <text:p>R$ 625.294,21</text:p>
          </table:table-cell>
          <table:table-cell table:style-name="ce52" table:formula="of:=[.Z18]+[.AA14]" office:value-type="currency" office:currency="BRL" office:value="550048.365597612" calcext:value-type="currency">
            <text:p>R$ 550.048,37</text:p>
          </table:table-cell>
          <table:table-cell table:style-name="ce118" table:formula="of:=[.AA18]+[.AB14]" office:value-type="currency" office:currency="BRL" office:value="424802.518609033" calcext:value-type="currency">
            <text:p>R$ 424.802,52</text:p>
          </table:table-cell>
          <table:table-cell table:style-name="ce118" table:formula="of:=[.AB18]+[.AC14]" office:value-type="currency" office:currency="BRL" office:value="299556.671620453" calcext:value-type="currency">
            <text:p>R$ 299.556,67</text:p>
          </table:table-cell>
          <table:table-cell table:style-name="ce32" table:formula="of:=[.AC18]-[.AC19]" office:value-type="currency" office:currency="BRL" office:value="1786.80811157171" calcext:value-type="currency">
            <text:p>R$ 1.786,81</text:p>
          </table:table-cell>
          <table:table-cell table:style-name="ce57" table:formula="of:=[.AD18]/[.Q18]-1" office:value-type="percentage" office:value="-0.978492662266376" calcext:value-type="percentage">
            <text:p>-97,8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style-name="ce32"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style-name="ce32" table:formula="of:=[.O19]" office:value-type="currency" office:currency="BRL" office:value="688326" calcext:value-type="currency">
            <text:p>R$ 688.326,00</text:p>
          </table:table-cell>
          <table:table-cell table:style-name="ce42" table:formula="of:=[.R16]+[.R17]" office:value-type="currency" office:currency="BRL" office:value="23923.3907434485" calcext:value-type="currency">
            <text:p>R$ 23.923,39</text:p>
          </table:table-cell>
          <table:table-cell table:style-name="ce44" table:formula="of:=[.R19]+[.S16]+[.S17]" office:value-type="currency" office:currency="BRL" office:value="49373.8064279684" calcext:value-type="currency">
            <text:p>R$ 49.373,81</text:p>
          </table:table-cell>
          <table:table-cell table:style-name="ce44" table:formula="of:=[.S19]+[.T16]+[.T17]" office:value-type="currency" office:currency="BRL" office:value="74824.2221124883" calcext:value-type="currency">
            <text:p>R$ 74.824,22</text:p>
          </table:table-cell>
          <table:table-cell table:style-name="ce44" table:formula="of:=[.T19]+[.U16]+[.U17]" office:value-type="currency" office:currency="BRL" office:value="100274.637797008" calcext:value-type="currency">
            <text:p>R$ 100.274,64</text:p>
          </table:table-cell>
          <table:table-cell table:style-name="ce44" table:formula="of:=[.U19]+[.V16]+[.V17]" office:value-type="currency" office:currency="BRL" office:value="125725.053481528" calcext:value-type="currency">
            <text:p>R$ 125.725,05</text:p>
          </table:table-cell>
          <table:table-cell table:style-name="ce44" table:formula="of:=[.V19]+[.W16]+[.W17]" office:value-type="currency" office:currency="BRL" office:value="151175.469166048" calcext:value-type="currency">
            <text:p>R$ 151.175,47</text:p>
          </table:table-cell>
          <table:table-cell table:style-name="ce44" table:formula="of:=[.W19]+[.X16]+[.X17]" office:value-type="currency" office:currency="BRL" office:value="176625.884850568" calcext:value-type="currency">
            <text:p>R$ 176.625,88</text:p>
          </table:table-cell>
          <table:table-cell table:style-name="ce44" table:formula="of:=[.X19]+[.Y16]+[.Y17]" office:value-type="currency" office:currency="BRL" office:value="202076.300535088" calcext:value-type="currency">
            <text:p>R$ 202.076,30</text:p>
          </table:table-cell>
          <table:table-cell table:style-name="ce44" table:formula="of:=[.Y19]+[.Z16]+[.Z17]" office:value-type="currency" office:currency="BRL" office:value="225999.691278536" calcext:value-type="currency">
            <text:p>R$ 225.999,69</text:p>
          </table:table-cell>
          <table:table-cell table:style-name="ce44" table:formula="of:=[.Z19]+[.AA16]+[.AA17]" office:value-type="currency" office:currency="BRL" office:value="249923.082021985" calcext:value-type="currency">
            <text:p>R$ 249.923,08</text:p>
          </table:table-cell>
          <table:table-cell table:style-name="ce44" table:formula="of:=[.AA19]+[.AB16]+[.AB17]" office:value-type="currency" office:currency="BRL" office:value="273846.472765433" calcext:value-type="currency">
            <text:p>R$ 273.846,47</text:p>
          </table:table-cell>
          <table:table-cell table:style-name="ce44" table:formula="of:=[.AB19]+[.AC16]+[.AC17]" office:value-type="currency" office:currency="BRL" office:value="297769.863508882" calcext:value-type="currency">
            <text:p>R$ 297.769,86</text:p>
          </table:table-cell>
          <table:table-cell table:style-name="ce32" table:formula="of:=[.AC19]" office:value-type="currency" office:currency="BRL" office:value="297769.863508882" calcext:value-type="currency">
            <text:p>R$ 297.769,86</text:p>
          </table:table-cell>
          <table:table-cell table:style-name="ce57" table:formula="of:=[.AD19]/[.Q19]-1" office:value-type="percentage" office:value="-0.567399947831577" calcext:value-type="percentage">
            <text:p>-56,74%</text:p>
          </table:table-cell>
          <table:table-cell table:number-columns-repeated="993"/>
        </table:table-row>
        <table:table-row table:style-name="ro1">
          <table:table-cell/>
          <table:table-cell table:style-name="ce32"/>
          <table:table-cell table:style-name="ce2" table:number-columns-repeated="12"/>
          <table:table-cell table:style-name="ce36"/>
          <table:table-cell table:style-name="ce50"/>
          <table:table-cell table:style-name="ce32"/>
          <table:table-cell table:style-name="ce2"/>
          <table:table-cell table:number-columns-repeated="11"/>
          <table:table-cell table:style-name="ce32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Taxa de Juros Base</text:p>
          </table:table-cell>
          <table:table-cell table:style-name="ce67" office:value-type="percentage" office:value="0.09" calcext:value-type="percentage">
            <text:p>9,000%</text:p>
          </table:table-cell>
          <table:table-cell table:number-columns-repeated="2" table:style-name="ce78" office:value-type="percentage" office:value="0.09" calcext:value-type="percentage">
            <text:p>9,000%</text:p>
          </table:table-cell>
          <table:table-cell table:style-name="ce78" table:formula="of:=[.D21]" office:value-type="percentage" office:value="0.09" calcext:value-type="percentage">
            <text:p>9,000%</text:p>
          </table:table-cell>
          <table:table-cell table:style-name="ce78" table:formula="of:=[.E21]" office:value-type="percentage" office:value="0.09" calcext:value-type="percentage">
            <text:p>9,000%</text:p>
          </table:table-cell>
          <table:table-cell table:style-name="ce78" table:formula="of:=[.F21]" office:value-type="percentage" office:value="0.09" calcext:value-type="percentage">
            <text:p>9,000%</text:p>
          </table:table-cell>
          <table:table-cell table:style-name="ce86" table:formula="of:=[.G21]-[.$H$41]" office:value-type="percentage" office:value="0.08" calcext:value-type="percentage">
            <text:p>8,000%</text:p>
          </table:table-cell>
          <table:table-cell table:style-name="ce78" table:formula="of:=[.H21]" office:value-type="percentage" office:value="0.08" calcext:value-type="percentage">
            <text:p>8,000%</text:p>
          </table:table-cell>
          <table:table-cell table:style-name="ce78" table:formula="of:=[.I21]" office:value-type="percentage" office:value="0.08" calcext:value-type="percentage">
            <text:p>8,000%</text:p>
          </table:table-cell>
          <table:table-cell table:style-name="ce78" table:formula="of:=[.J21]" office:value-type="percentage" office:value="0.08" calcext:value-type="percentage">
            <text:p>8,000%</text:p>
          </table:table-cell>
          <table:table-cell table:style-name="ce78" table:formula="of:=[.K21]" office:value-type="percentage" office:value="0.08" calcext:value-type="percentage">
            <text:p>8,000%</text:p>
          </table:table-cell>
          <table:table-cell table:style-name="ce78" table:formula="of:=[.L21]" office:value-type="percentage" office:value="0.08" calcext:value-type="percentage">
            <text:p>8,000%</text:p>
          </table:table-cell>
          <table:table-cell table:style-name="ce78" table:formula="of:=[.M21]" office:value-type="percentage" office:value="0.08" calcext:value-type="percentage">
            <text:p>8,000%</text:p>
          </table:table-cell>
          <table:table-cell table:style-name="ce67" table:formula="of:=[.N21]" office:value-type="percentage" office:value="0.08" calcext:value-type="percentage">
            <text:p>8,000%</text:p>
          </table:table-cell>
          <table:table-cell table:style-name="ce86" table:formula="of:=[.O21]-[.B21]" office:value-type="percentage" office:value="-0.01" calcext:value-type="percentage">
            <text:p>-1,000%</text:p>
          </table:table-cell>
          <table:table-cell table:style-name="ce67" table:formula="of:=[.O21]" office:value-type="percentage" office:value="0.08" calcext:value-type="percentage">
            <text:p>8,000%</text:p>
          </table:table-cell>
          <table:table-cell table:style-name="ce78" table:formula="of:=[.Q21]" office:value-type="percentage" office:value="0.08" calcext:value-type="percentage">
            <text:p>8,000%</text:p>
          </table:table-cell>
          <table:table-cell table:style-name="ce78" table:formula="of:=[.R21]" office:value-type="percentage" office:value="0.08" calcext:value-type="percentage">
            <text:p>8,000%</text:p>
          </table:table-cell>
          <table:table-cell table:style-name="ce78" table:formula="of:=[.S21]" office:value-type="percentage" office:value="0.08" calcext:value-type="percentage">
            <text:p>8,000%</text:p>
          </table:table-cell>
          <table:table-cell table:style-name="ce78" table:formula="of:=[.T21]" office:value-type="percentage" office:value="0.08" calcext:value-type="percentage">
            <text:p>8,000%</text:p>
          </table:table-cell>
          <table:table-cell table:style-name="ce78" table:formula="of:=[.U21]" office:value-type="percentage" office:value="0.08" calcext:value-type="percentage">
            <text:p>8,000%</text:p>
          </table:table-cell>
          <table:table-cell table:style-name="ce78" table:formula="of:=[.V21]" office:value-type="percentage" office:value="0.08" calcext:value-type="percentage">
            <text:p>8,000%</text:p>
          </table:table-cell>
          <table:table-cell table:style-name="ce78" table:formula="of:=[.W21]" office:value-type="percentage" office:value="0.08" calcext:value-type="percentage">
            <text:p>8,000%</text:p>
          </table:table-cell>
          <table:table-cell table:style-name="ce78" table:formula="of:=[.X21]" office:value-type="percentage" office:value="0.08" calcext:value-type="percentage">
            <text:p>8,000%</text:p>
          </table:table-cell>
          <table:table-cell table:style-name="ce78" table:formula="of:=[.Y21]" office:value-type="percentage" office:value="0.08" calcext:value-type="percentage">
            <text:p>8,000%</text:p>
          </table:table-cell>
          <table:table-cell table:style-name="ce78" table:formula="of:=[.Z21]" office:value-type="percentage" office:value="0.08" calcext:value-type="percentage">
            <text:p>8,000%</text:p>
          </table:table-cell>
          <table:table-cell table:style-name="ce78" table:formula="of:=[.AA21]" office:value-type="percentage" office:value="0.08" calcext:value-type="percentage">
            <text:p>8,000%</text:p>
          </table:table-cell>
          <table:table-cell table:style-name="ce78" table:formula="of:=[.AB21]" office:value-type="percentage" office:value="0.08" calcext:value-type="percentage">
            <text:p>8,000%</text:p>
          </table:table-cell>
          <table:table-cell table:style-name="ce67" table:formula="of:=[.AC21]" office:value-type="percentage" office:value="0.08" calcext:value-type="percentage">
            <text:p>8,000%</text:p>
          </table:table-cell>
          <table:table-cell table:style-name="ce116" table:formula="of:=[.AD21]-[.Q21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FMK</text:p>
          </table:table-cell>
          <table:table-cell table:style-name="ce67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78" table:formula="of:=([.B12]/1000000000)+0.075" office:value-type="percentage" office:value="0.077" calcext:value-type="percentage">
            <text:p>7,700%</text:p>
          </table:table-cell>
          <table:table-cell table:style-name="ce100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98" table:formula="of:=(([.$B$12]+[.$F$41])/1000000000)+0.075" office:value-type="percentage" office:value="0.07718" calcext:value-type="percentage">
            <text:p>7,718%</text:p>
          </table:table-cell>
          <table:table-cell table:style-name="ce67" table:formula="of:=[.N22]" office:value-type="percentage" office:value="0.07718" calcext:value-type="percentage">
            <text:p>7,718%</text:p>
          </table:table-cell>
          <table:table-cell table:style-name="ce100" table:formula="of:=[.O22]-[.B22]" office:value-type="percentage" office:value="0.00018" calcext:value-type="percentage">
            <text:p>0,018%</text:p>
          </table:table-cell>
          <table:table-cell table:style-name="ce67" table:formula="of:=[.O22]" office:value-type="percentage" office:value="0.07718" calcext:value-type="percentage">
            <text:p>7,718%</text:p>
          </table:table-cell>
          <table:table-cell table:style-name="ce78" table:formula="of:=([.Q12]/1000000000)+0.075" office:value-type="percentage" office:value="0.07718" calcext:value-type="percentage">
            <text:p>7,718%</text:p>
          </table:table-cell>
          <table:table-cell table:style-name="ce8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16" table:formula="of:=(([.$Q$12]-[.$S$41])/1000000000)+0.075" office:value-type="percentage" office:value="0.077" calcext:value-type="percentage">
            <text:p>7,700%</text:p>
          </table:table-cell>
          <table:table-cell table:style-name="ce100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78" table:formula="of:=(([.$Q$12]-[.$S$41]+[.$Z$41])/1000000000)+0.075" office:value-type="percentage" office:value="0.07718" calcext:value-type="percentage">
            <text:p>7,718%</text:p>
          </table:table-cell>
          <table:table-cell table:style-name="ce67" table:formula="of:=[.AC22]" office:value-type="percentage" office:value="0.07718" calcext:value-type="percentage">
            <text:p>7,718%</text:p>
          </table:table-cell>
          <table:table-cell table:style-name="ce116" table:formula="of:=[.AD22]-[.Q22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68" table:formula="of:=5*(IF([.B21]&gt;[.B22];[.B21]-[.B22];(-1)*([.B22]-[.B21])))" office:value-type="percentage" office:value="0.065" calcext:value-type="percentage">
            <text:p>6,500%</text:p>
          </table:table-cell>
          <table:table-cell table:style-name="ce79" table:formula="of:=5*(IF([.C21]&gt;[.C22];[.C21]-[.C22];(-1)*([.C22]-[.C21])))" office:value-type="percentage" office:value="0.065" calcext:value-type="percentage">
            <text:p>6,500%</text:p>
          </table:table-cell>
          <table:table-cell table:style-name="ce79" table:formula="of:=5*(IF([.D21]&gt;[.D22];[.D21]-[.D22];(-1)*([.D22]-[.D21])))" office:value-type="percentage" office:value="0.065" calcext:value-type="percentage">
            <text:p>6,500%</text:p>
          </table:table-cell>
          <table:table-cell table:style-name="ce79" table:formula="of:=5*(IF([.E21]&gt;[.E22];[.E21]-[.E22];(-1)*([.E22]-[.E21])))" office:value-type="percentage" office:value="0.065" calcext:value-type="percentage">
            <text:p>6,500%</text:p>
          </table:table-cell>
          <table:table-cell table:style-name="ce101" table:formula="of:=5*(IF([.F21]&gt;[.F22];[.F21]-[.F22];(-1)*([.F22]-[.F21])))" office:value-type="percentage" office:value="0.0641" calcext:value-type="percentage">
            <text:p>6,410%</text:p>
          </table:table-cell>
          <table:table-cell table:style-name="ce105" table:formula="of:=5*(IF([.G21]&gt;[.G22];[.G21]-[.G22];(-1)*([.G22]-[.G21])))" office:value-type="percentage" office:value="0.0641" calcext:value-type="percentage">
            <text:p>6,410%</text:p>
          </table:table-cell>
          <table:table-cell table:style-name="ce86" table:formula="of:=5*(IF([.H21]&gt;[.H22];[.H21]-[.H22];(-1)*([.H22]-[.H21])))" office:value-type="percentage" office:value="0.0141" calcext:value-type="percentage">
            <text:p>1,410%</text:p>
          </table:table-cell>
          <table:table-cell table:style-name="ce105" table:formula="of:=5*(IF([.I21]&gt;[.I22];[.I21]-[.I22];(-1)*([.I22]-[.I21])))" office:value-type="percentage" office:value="0.0141" calcext:value-type="percentage">
            <text:p>1,410%</text:p>
          </table:table-cell>
          <table:table-cell table:style-name="ce105" table:formula="of:=5*(IF([.J21]&gt;[.J22];[.J21]-[.J22];(-1)*([.J22]-[.J21])))" office:value-type="percentage" office:value="0.0141" calcext:value-type="percentage">
            <text:p>1,410%</text:p>
          </table:table-cell>
          <table:table-cell table:style-name="ce105" table:formula="of:=5*(IF([.K21]&gt;[.K22];[.K21]-[.K22];(-1)*([.K22]-[.K21])))" office:value-type="percentage" office:value="0.0141" calcext:value-type="percentage">
            <text:p>1,410%</text:p>
          </table:table-cell>
          <table:table-cell table:style-name="ce105" table:formula="of:=5*(IF([.L21]&gt;[.L22];[.L21]-[.L22];(-1)*([.L22]-[.L21])))" office:value-type="percentage" office:value="0.0141" calcext:value-type="percentage">
            <text:p>1,410%</text:p>
          </table:table-cell>
          <table:table-cell table:style-name="ce105" table:formula="of:=5*(IF([.M21]&gt;[.M22];[.M21]-[.M22];(-1)*([.M22]-[.M21])))" office:value-type="percentage" office:value="0.0141" calcext:value-type="percentage">
            <text:p>1,410%</text:p>
          </table:table-cell>
          <table:table-cell table:style-name="ce105" table:formula="of:=5*(IF([.N21]&gt;[.N22];[.N21]-[.N22];(-1)*([.N22]-[.N21])))" office:value-type="percentage" office:value="0.0141" calcext:value-type="percentage">
            <text:p>1,410%</text:p>
          </table:table-cell>
          <table:table-cell table:style-name="ce67" table:formula="of:=[.N23]" office:value-type="percentage" office:value="0.0141" calcext:value-type="percentage">
            <text:p>1,410%</text:p>
          </table:table-cell>
          <table:table-cell table:style-name="ce106" table:formula="of:=[.O23]-[.B23]" office:value-type="percentage" office:value="-0.0509" calcext:value-type="percentage">
            <text:p>-5,090%</text:p>
          </table:table-cell>
          <table:table-cell table:style-name="ce67" table:formula="of:=[.O23]" office:value-type="percentage" office:value="0.0141" calcext:value-type="percentage">
            <text:p>1,410%</text:p>
          </table:table-cell>
          <table:table-cell table:style-name="ce79" table:formula="of:=5*(IF([.R21]&gt;[.R22];[.R21]-[.R22];(-1)*([.R22]-[.R21])))" office:value-type="percentage" office:value="0.0141" calcext:value-type="percentage">
            <text:p>1,410%</text:p>
          </table:table-cell>
          <table:table-cell table:style-name="ce100" table:formula="of:=5*(IF([.S21]&gt;[.S22];[.S21]-[.S22];(-1)*([.S22]-[.S21])))" office:value-type="percentage" office:value="0.015" calcext:value-type="percentage">
            <text:p>1,500%</text:p>
          </table:table-cell>
          <table:table-cell table:style-name="ce116" table:formula="of:=5*(IF([.T21]&gt;[.T22];[.T21]-[.T22];(-1)*([.T22]-[.T21])))" office:value-type="percentage" office:value="0.015" calcext:value-type="percentage">
            <text:p>1,500%</text:p>
          </table:table-cell>
          <table:table-cell table:style-name="ce116" table:formula="of:=5*(IF([.U21]&gt;[.U22];[.U21]-[.U22];(-1)*([.U22]-[.U21])))" office:value-type="percentage" office:value="0.015" calcext:value-type="percentage">
            <text:p>1,500%</text:p>
          </table:table-cell>
          <table:table-cell table:style-name="ce116" table:formula="of:=5*(IF([.V21]&gt;[.V22];[.V21]-[.V22];(-1)*([.V22]-[.V21])))" office:value-type="percentage" office:value="0.015" calcext:value-type="percentage">
            <text:p>1,500%</text:p>
          </table:table-cell>
          <table:table-cell table:style-name="ce116" table:formula="of:=5*(IF([.W21]&gt;[.W22];[.W21]-[.W22];(-1)*([.W22]-[.W21])))" office:value-type="percentage" office:value="0.015" calcext:value-type="percentage">
            <text:p>1,500%</text:p>
          </table:table-cell>
          <table:table-cell table:style-name="ce116" table:formula="of:=5*(IF([.X21]&gt;[.X22];[.X21]-[.X22];(-1)*([.X22]-[.X21])))" office:value-type="percentage" office:value="0.015" calcext:value-type="percentage">
            <text:p>1,500%</text:p>
          </table:table-cell>
          <table:table-cell table:style-name="ce116" table:formula="of:=5*(IF([.Y21]&gt;[.Y22];[.Y21]-[.Y22];(-1)*([.Y22]-[.Y21])))" office:value-type="percentage" office:value="0.015" calcext:value-type="percentage">
            <text:p>1,500%</text:p>
          </table:table-cell>
          <table:table-cell table:style-name="ce86" table:formula="of:=5*(IF([.Z21]&gt;[.Z22];[.Z21]-[.Z22];(-1)*([.Z22]-[.Z21])))" office:value-type="percentage" office:value="0.0141" calcext:value-type="percentage">
            <text:p>1,410%</text:p>
          </table:table-cell>
          <table:table-cell table:style-name="ce116" table:formula="of:=5*(IF([.AA21]&gt;[.AA22];[.AA21]-[.AA22];(-1)*([.AA22]-[.AA21])))" office:value-type="percentage" office:value="0.0141" calcext:value-type="percentage">
            <text:p>1,410%</text:p>
          </table:table-cell>
          <table:table-cell table:style-name="ce116" table:formula="of:=5*(IF([.AB21]&gt;[.AB22];[.AB21]-[.AB22];(-1)*([.AB22]-[.AB21])))" office:value-type="percentage" office:value="0.0141" calcext:value-type="percentage">
            <text:p>1,410%</text:p>
          </table:table-cell>
          <table:table-cell table:style-name="ce116" table:formula="of:=5*(IF([.AC21]&gt;[.AC22];[.AC21]-[.AC22];(-1)*([.AC22]-[.AC21])))" office:value-type="percentage" office:value="0.0141" calcext:value-type="percentage">
            <text:p>1,410%</text:p>
          </table:table-cell>
          <table:table-cell table:style-name="ce67" table:formula="of:=[.AC23]" office:value-type="percentage" office:value="0.0141" calcext:value-type="percentage">
            <text:p>1,410%</text:p>
          </table:table-cell>
          <table:table-cell table:style-name="ce116" table:formula="of:=[.AD23]-[.Q23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/>
          <table:table-cell table:style-name="ce68"/>
          <table:table-cell table:style-name="ce78" table:number-columns-repeated="12"/>
          <table:table-cell table:style-name="ce67"/>
          <table:table-cell table:style-name="ce98"/>
          <table:table-cell table:style-name="ce67"/>
          <table:table-cell table:style-name="ce78"/>
          <table:table-cell table:style-name="ce116" table:number-columns-repeated="9"/>
          <table:table-cell table:style-name="ce78"/>
          <table:table-cell table:style-name="ce116"/>
          <table:table-cell table:style-name="ce67"/>
          <table:table-cell table:style-name="ce98"/>
          <table:table-cell table:number-columns-repeated="993"/>
        </table:table-row>
        <table:table-row table:style-name="ro1">
          <table:table-cell office:value-type="string" calcext:value-type="string">
            <text:p>Inflação Total</text:p>
          </table:table-cell>
          <table:table-cell table:style-name="ce67" table:formula="of:=[.B26]+[.B27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86" table:formula="of:=[.D26]+[.D27]" office:value-type="percentage" office:value="0.02" calcext:value-type="percentage">
            <text:p>2,000%</text:p>
          </table:table-cell>
          <table:table-cell table:style-name="ce98" table:formula="of:=[.E26]+[.E27]" office:value-type="percentage" office:value="0.03" calcext:value-type="percentage">
            <text:p>3,000%</text:p>
          </table:table-cell>
          <table:table-cell table:style-name="ce100" table:formula="of:=[.F26]+[.F27]" office:value-type="percentage" office:value="0.039038358799017" calcext:value-type="percentage">
            <text:p>3,904%</text:p>
          </table:table-cell>
          <table:table-cell table:style-name="ce98" table:formula="of:=[.G26]+[.G27]" office:value-type="percentage" office:value="0.03" calcext:value-type="percentage">
            <text:p>3,000%</text:p>
          </table:table-cell>
          <table:table-cell table:style-name="ce106" table:formula="of:=[.H26]+[.H27]" office:value-type="percentage" office:value="-0.0116279541535653" calcext:value-type="percentage">
            <text:p>-1,163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98" table:formula="of:=[.B25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78" table:formula="of:=[.B25]" office:value-type="percentage" office:value="0.03" calcext:value-type="percentage">
            <text:p>3,000%</text:p>
          </table:table-cell>
          <table:table-cell table:style-name="ce67" table:formula="of:=SUM([.C25:.N25])/12" office:value-type="percentage" office:value="0.0264508670537876" calcext:value-type="percentage">
            <text:p>2,645%</text:p>
          </table:table-cell>
          <table:table-cell table:style-name="ce86" table:formula="of:=[.O25]-[.B25]" office:value-type="percentage" office:value="-0.00354913294621235" calcext:value-type="percentage">
            <text:p>-0,355%</text:p>
          </table:table-cell>
          <table:table-cell table:style-name="ce67" table:formula="of:=[.O25]" office:value-type="percentage" office:value="0.0264508670537876" calcext:value-type="percentage">
            <text:p>2,645%</text:p>
          </table:table-cell>
          <table:table-cell table:style-name="ce78" table:formula="of:=[.R26]+[.R27]" office:value-type="percentage" office:value="0.03" calcext:value-type="percentage">
            <text:p>3,000%</text:p>
          </table:table-cell>
          <table:table-cell table:style-name="ce86" table:formula="of:=[.S26]+[.S27]" office:value-type="percentage" office:value="0.0234074503710791" calcext:value-type="percentage">
            <text:p>2,341%</text:p>
          </table:table-cell>
          <table:table-cell table:style-name="ce78" table:formula="of:=[.T26]+[.T27]" office:value-type="percentage" office:value="0.03" calcext:value-type="percentage">
            <text:p>3,000%</text:p>
          </table:table-cell>
          <table:table-cell table:style-name="ce78" table:formula="of:=[.U26]+[.U27]" office:value-type="percentage" office:value="0.03" calcext:value-type="percentage">
            <text:p>3,000%</text:p>
          </table:table-cell>
          <table:table-cell table:style-name="ce78" table:formula="of:=[.V26]+[.V27]" office:value-type="percentage" office:value="0.03" calcext:value-type="percentage">
            <text:p>3,000%</text:p>
          </table:table-cell>
          <table:table-cell table:style-name="ce78" table:formula="of:=[.W26]+[.W27]" office:value-type="percentage" office:value="0.03" calcext:value-type="percentage">
            <text:p>3,000%</text:p>
          </table:table-cell>
          <table:table-cell table:style-name="ce78" table:formula="of:=[.X26]+[.X27]" office:value-type="percentage" office:value="0.03" calcext:value-type="percentage">
            <text:p>3,000%</text:p>
          </table:table-cell>
          <table:table-cell table:style-name="ce78" table:formula="of:=[.Y26]+[.Y27]" office:value-type="percentage" office:value="0.03" calcext:value-type="percentage">
            <text:p>3,000%</text:p>
          </table:table-cell>
          <table:table-cell table:style-name="ce100" table:formula="of:=[.Z26]+[.Z27]" office:value-type="percentage" office:value="0.0431359466221852" calcext:value-type="percentage">
            <text:p>4,314%</text:p>
          </table:table-cell>
          <table:table-cell table:style-name="ce86" table:formula="of:=[.AA26]+[.AA27]" office:value-type="percentage" office:value="0.02" calcext:value-type="percentage">
            <text:p>2,000%</text:p>
          </table:table-cell>
          <table:table-cell table:style-name="ce78" table:formula="of:=[.AB26]+[.AB27]" office:value-type="percentage" office:value="0.03" calcext:value-type="percentage">
            <text:p>3,000%</text:p>
          </table:table-cell>
          <table:table-cell table:style-name="ce78" table:formula="of:=[.AC26]+[.AC27]" office:value-type="percentage" office:value="0.03" calcext:value-type="percentage">
            <text:p>3,000%</text:p>
          </table:table-cell>
          <table:table-cell table:style-name="ce67" table:formula="of:=SUM([.R25:.AC25])/12" office:value-type="percentage" office:value="0.0297119497494387" calcext:value-type="percentage">
            <text:p>2,971%</text:p>
          </table:table-cell>
          <table:table-cell table:style-name="ce100" table:formula="of:=[.AD25]-[.Q25]" office:value-type="percentage" office:value="0.00326108269565105" calcext:value-type="percentage">
            <text:p>0,3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Custo</text:p>
          </table:table-cell>
          <table:table-cell table:style-name="ce67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86" table:formula="of:=(([.C37]-[.D37])*(-1))+0.015" office:value-type="percentage" office:value="0.005" calcext:value-type="percentage">
            <text:p>0,500%</text:p>
          </table:table-cell>
          <table:table-cell table:style-name="ce98" table:formula="of:=(([.D37]-[.E37])*(-1))+0.015" office:value-type="percentage" office:value="0.015" calcext:value-type="percentage">
            <text:p>1,500%</text:p>
          </table:table-cell>
          <table:table-cell table:style-name="ce78" table:formula="of:=(([.E37]-[.F37])*(-1))+0.015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78" table:formula="of:=(([.G37]-[.H37])*(-1))+0.015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98" table:formula="of:=[.B26]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78" table:formula="of:=[.B26]" office:value-type="percentage" office:value="0.015" calcext:value-type="percentage">
            <text:p>1,500%</text:p>
          </table:table-cell>
          <table:table-cell table:style-name="ce67" table:formula="of:=SUM([.C26:.N26])/12" office:value-type="percentage" office:value="0.0141666666666667" calcext:value-type="percentage">
            <text:p>1,417%</text:p>
          </table:table-cell>
          <table:table-cell table:style-name="ce86" table:formula="of:=[.O26]-[.B26]" office:value-type="percentage" office:value="-0.00083333333333333" calcext:value-type="percentage">
            <text:p>-0,083%</text:p>
          </table:table-cell>
          <table:table-cell table:style-name="ce67" table:formula="of:=[.O26]" office:value-type="percentage" office:value="0.0141666666666667" calcext:value-type="percentage">
            <text:p>1,417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86" table:formula="of:=(([.Z37]-[.AA37])*(-1))+0.015" office:value-type="percentage" office:value="0.005" calcext:value-type="percentage">
            <text:p>0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67" table:formula="of:=SUM([.R26:.AC26])/12" office:value-type="percentage" office:value="0.0141666666666667" calcext:value-type="percentage">
            <text:p>1,417%</text:p>
          </table:table-cell>
          <table:table-cell table:style-name="ce116" table:formula="of:=[.AD26]-[.Q26]" office:value-type="percentage" office:value="0" calcext:value-type="percentage">
            <text:p>0,00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nflação de Demanda</text:p>
          </table:table-cell>
          <table:table-cell table:style-name="ce67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78" table:formula="of:=(((([.$B$10]-[.D10]*12)/[.D10])/12)-((([.$B$12]-([.D12]*12))/[.$B$12])/12))+0.015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100" table:formula="of:=(((([.$B$10]-[.F10]*12)/[.F10])/12)-((([.$B$12]-([.F12]*12))/[.$B$12])/12))+0.015" office:value-type="percentage" office:value="0.024038358799017" calcext:value-type="percentage">
            <text:p>2,404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106" table:formula="of:=(((([.$B$10]-[.H10]*12)/[.H10])/12)-((([.$B$12]-([.H12]*12))/[.$B$12])/12))+0.015" office:value-type="percentage" office:value="-0.0266279541535653" calcext:value-type="percentage">
            <text:p>-2,663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98" table:formula="of:=[.B27]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78" table:formula="of:=[.B27]" office:value-type="percentage" office:value="0.015" calcext:value-type="percentage">
            <text:p>1,500%</text:p>
          </table:table-cell>
          <table:table-cell table:style-name="ce67" table:formula="of:=SUM([.C27:.N27])/12" office:value-type="percentage" office:value="0.012284200387121" calcext:value-type="percentage">
            <text:p>1,228%</text:p>
          </table:table-cell>
          <table:table-cell table:style-name="ce86" table:formula="of:=[.O27]-[.B27]" office:value-type="percentage" office:value="-0.00271579961287902" calcext:value-type="percentage">
            <text:p>-0,272%</text:p>
          </table:table-cell>
          <table:table-cell table:style-name="ce67" table:formula="of:=[.O27]" office:value-type="percentage" office:value="0.012284200387121" calcext:value-type="percentage">
            <text:p>1,228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86" table:formula="of:=(((([.$Q$10]-[.S10]*12)/[.S10])/12)-((([.$Q$12]-([.S12]*12))/[.$Q$12])/12))+0.015" office:value-type="percentage" office:value="0.00840745037107911" calcext:value-type="percentage">
            <text:p>0,841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100" table:formula="of:=(((([.$Q$10]-[.Z10]*12)/[.Z10])/12)-((([.$Q$12]-([.Z12]*12))/[.$Q$12])/12))+0.015" office:value-type="percentage" office:value="0.0281359466221852" calcext:value-type="percentage">
            <text:p>2,814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78" table:formula="of:=1.5%" office:value-type="percentage" office:value="0.015" calcext:value-type="percentage">
            <text:p>1,500%</text:p>
          </table:table-cell>
          <table:table-cell table:style-name="ce67" table:formula="of:=SUM([.R27:.AC27])/12" office:value-type="percentage" office:value="0.015545283082772" calcext:value-type="percentage">
            <text:p>1,555%</text:p>
          </table:table-cell>
          <table:table-cell table:style-name="ce100" table:formula="of:=[.AD27]-[.Q27]" office:value-type="percentage" office:value="0.00326108269565105" calcext:value-type="percentage">
            <text:p>0,326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esemprego</text:p>
          </table:table-cell>
          <table:table-cell table:style-name="ce67" office:value-type="percentage" office:value="0.07" calcext:value-type="percentage">
            <text:p>7,000%</text:p>
          </table:table-cell>
          <table:table-cell table:style-name="ce78" table:formula="of:=[.$B$28]*(([.$B$4]/12)/[.C4])" office:value-type="percentage" office:value="0.07" calcext:value-type="percentage">
            <text:p>7,000%</text:p>
          </table:table-cell>
          <table:table-cell table:style-name="ce86" table:formula="of:=[.$B$28]*(([.$B$4]/12)/[.D4])" office:value-type="percentage" office:value="0.0692134831460674" calcext:value-type="percentage">
            <text:p>6,921%</text:p>
          </table:table-cell>
          <table:table-cell table:style-name="ce78" table:formula="of:=[.$B$28]*(([.$B$4]/12)/[.E4])" office:value-type="percentage" office:value="0.0692134831460674" calcext:value-type="percentage">
            <text:p>6,921%</text:p>
          </table:table-cell>
          <table:table-cell table:style-name="ce86" table:formula="of:=[.$B$28]*(([.$B$4]/12)/[.F4])" office:value-type="percentage" office:value="0.0691579923349814" calcext:value-type="percentage">
            <text:p>6,916%</text:p>
          </table:table-cell>
          <table:table-cell table:style-name="ce78" table:formula="of:=[.$B$28]*(([.$B$4]/12)/[.G4])" office:value-type="percentage" office:value="0.0691579923349814" calcext:value-type="percentage">
            <text:p>6,916%</text:p>
          </table:table-cell>
          <table:table-cell table:style-name="ce86" table:formula="of:=[.$B$28]*(([.$B$4]/12)/[.H4])" office:value-type="percentage" office:value="0.0662089918942823" calcext:value-type="percentage">
            <text:p>6,621%</text:p>
          </table:table-cell>
          <table:table-cell table:style-name="ce78" table:formula="of:=[.$B$28]*(([.$B$4]/12)/[.I4])" office:value-type="percentage" office:value="0.0662089918942823" calcext:value-type="percentage">
            <text:p>6,621%</text:p>
          </table:table-cell>
          <table:table-cell table:style-name="ce86" table:formula="of:=[.$B$28]*(([.$B$4]/12)/[.J4])" office:value-type="percentage" office:value="0.0654645897030432" calcext:value-type="percentage">
            <text:p>6,546%</text:p>
          </table:table-cell>
          <table:table-cell table:style-name="ce78" table:formula="of:=[.$B$28]*(([.$B$4]/12)/[.K4])" office:value-type="percentage" office:value="0.0654645897030432" calcext:value-type="percentage">
            <text:p>6,546%</text:p>
          </table:table-cell>
          <table:table-cell table:style-name="ce86" table:formula="of:=[.$B$28]*(([.$B$4]/12)/[.L4])" office:value-type="percentage" office:value="0.0642604328443177" calcext:value-type="percentage">
            <text:p>6,426%</text:p>
          </table:table-cell>
          <table:table-cell table:style-name="ce78" table:formula="of:=[.$B$28]*(([.$B$4]/12)/[.M4])" office:value-type="percentage" office:value="0.0642604328443177" calcext:value-type="percentage">
            <text:p>6,426%</text:p>
          </table:table-cell>
          <table:table-cell table:style-name="ce78" table:formula="of:=[.$B$28]*(([.$B$4]/12)/[.N4])" office:value-type="percentage" office:value="0.0642604328443177" calcext:value-type="percentage">
            <text:p>6,426%</text:p>
          </table:table-cell>
          <table:table-cell table:style-name="ce67" table:formula="of:=[.N28]" office:value-type="percentage" office:value="0.0642604328443177" calcext:value-type="percentage">
            <text:p>6,426%</text:p>
          </table:table-cell>
          <table:table-cell table:style-name="ce86" table:formula="of:=[.O28]-[.B28]" office:value-type="percentage" office:value="-0.0057395671556823" calcext:value-type="percentage">
            <text:p>-0,574%</text:p>
          </table:table-cell>
          <table:table-cell table:style-name="ce67" table:formula="of:=[.O28]" office:value-type="percentage" office:value="0.0642604328443177" calcext:value-type="percentage">
            <text:p>6,426%</text:p>
          </table:table-cell>
          <table:table-cell table:style-name="ce78" table:formula="of:=[.$Q$28]*(([.$Q$4]/12)/[.R4])" office:value-type="percentage" office:value="0.0642604328443177" calcext:value-type="percentage">
            <text:p>6,426%</text:p>
          </table:table-cell>
          <table:table-cell table:style-name="ce100" table:formula="of:=[.$Q$28]*(([.$Q$4]/12)/[.S4])" office:value-type="percentage" office:value="0.0643097023349929" calcext:value-type="percentage">
            <text:p>6,431%</text:p>
          </table:table-cell>
          <table:table-cell table:style-name="ce86" table:formula="of:=[.$Q$28]*(([.$Q$4]/12)/[.T4])" office:value-type="percentage" office:value="0.0639628537849446" calcext:value-type="percentage">
            <text:p>6,396%</text:p>
          </table:table-cell>
          <table:table-cell table:style-name="ce86" table:formula="of:=[.$Q$28]*(([.$Q$4]/12)/[.U4])" office:value-type="percentage" office:value="0.0635818284204225" calcext:value-type="percentage">
            <text:p>6,358%</text:p>
          </table:table-cell>
          <table:table-cell table:style-name="ce86" table:formula="of:=[.$Q$28]*(([.$Q$4]/12)/[.V4])" office:value-type="percentage" office:value="0.0631585649086014" calcext:value-type="percentage">
            <text:p>6,316%</text:p>
          </table:table-cell>
          <table:table-cell table:style-name="ce86" table:formula="of:=[.$Q$28]*(([.$Q$4]/12)/[.W4])" office:value-type="percentage" office:value="0.0626816834719251" calcext:value-type="percentage">
            <text:p>6,268%</text:p>
          </table:table-cell>
          <table:table-cell table:style-name="ce86" table:formula="of:=[.$Q$28]*(([.$Q$4]/12)/[.X4])" office:value-type="percentage" office:value="0.062134344122295" calcext:value-type="percentage">
            <text:p>6,213%</text:p>
          </table:table-cell>
          <table:table-cell table:style-name="ce86" table:formula="of:=[.$Q$28]*(([.$Q$4]/12)/[.Y4])" office:value-type="percentage" office:value="0.061490023656866" calcext:value-type="percentage">
            <text:p>6,149%</text:p>
          </table:table-cell>
          <table:table-cell table:style-name="ce86" table:formula="of:=[.$Q$28]*(([.$Q$4]/12)/[.Z4])" office:value-type="percentage" office:value="0.0614449784088033" calcext:value-type="percentage">
            <text:p>6,144%</text:p>
          </table:table-cell>
          <table:table-cell table:style-name="ce86" table:formula="of:=[.$Q$28]*(([.$Q$4]/12)/[.AA4])" office:value-type="percentage" office:value="0.0607622564264833" calcext:value-type="percentage">
            <text:p>6,076%</text:p>
          </table:table-cell>
          <table:table-cell table:style-name="ce86" table:formula="of:=[.$Q$28]*(([.$Q$4]/12)/[.AB4])" office:value-type="percentage" office:value="0.0592279274469803" calcext:value-type="percentage">
            <text:p>5,923%</text:p>
          </table:table-cell>
          <table:table-cell table:style-name="ce116" table:formula="of:=[.$Q$28]*(([.$Q$4]/12)/[.AC4])" office:value-type="percentage" office:value="0.0592279274469803" calcext:value-type="percentage">
            <text:p>5,923%</text:p>
          </table:table-cell>
          <table:table-cell table:style-name="ce67" table:formula="of:=[.AC28]" office:value-type="percentage" office:value="0.0592279274469803" calcext:value-type="percentage">
            <text:p>5,923%</text:p>
          </table:table-cell>
          <table:table-cell table:style-name="ce86" table:formula="of:=[.AD28]-[.Q28]" office:value-type="percentage" office:value="-0.00503250539733741" calcext:value-type="percentage">
            <text:p>-0,503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50"/>
          <table:table-cell table:style-name="ce32"/>
          <table:table-cell table:style-name="ce2"/>
          <table:table-cell table:number-columns-repeated="11"/>
          <table:table-cell table:style-name="ce36"/>
          <table:table-cell table:style-name="ce50"/>
          <table:table-cell table:number-columns-repeated="993"/>
        </table:table-row>
        <table:table-row table:style-name="ro1">
          <table:table-cell office:value-type="string" calcext:value-type="string">
            <text:p>Empresários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7" table:formula="of:=[.C30]+0.05" office:value-type="percentage" office:value="0.55" calcext:value-type="percentage">
            <text:p>55%</text:p>
          </table:table-cell>
          <table:table-cell table:style-name="ce80" table:formula="of:=[.D30]" office:value-type="percentage" office:value="0.55" calcext:value-type="percentage">
            <text:p>55%</text:p>
          </table:table-cell>
          <table:table-cell table:style-name="ce80" table:formula="of:=[.E30]" office:value-type="percentage" office:value="0.55" calcext:value-type="percentage">
            <text:p>55%</text:p>
          </table:table-cell>
          <table:table-cell table:style-name="ce80" table:formula="of:=[.F30]" office:value-type="percentage" office:value="0.55" calcext:value-type="percentage">
            <text:p>55%</text:p>
          </table:table-cell>
          <table:table-cell table:style-name="ce80" table:formula="of:=[.G30]" office:value-type="percentage" office:value="0.55" calcext:value-type="percentage">
            <text:p>55%</text:p>
          </table:table-cell>
          <table:table-cell table:style-name="ce80" table:formula="of:=[.H30]" office:value-type="percentage" office:value="0.55" calcext:value-type="percentage">
            <text:p>55%</text:p>
          </table:table-cell>
          <table:table-cell table:style-name="ce80" table:formula="of:=[.I30]" office:value-type="percentage" office:value="0.55" calcext:value-type="percentage">
            <text:p>55%</text:p>
          </table:table-cell>
          <table:table-cell table:style-name="ce80" table:formula="of:=[.J30]" office:value-type="percentage" office:value="0.55" calcext:value-type="percentage">
            <text:p>55%</text:p>
          </table:table-cell>
          <table:table-cell table:style-name="ce80" table:formula="of:=[.K30]" office:value-type="percentage" office:value="0.55" calcext:value-type="percentage">
            <text:p>55%</text:p>
          </table:table-cell>
          <table:table-cell table:style-name="ce80" table:formula="of:=[.L30]" office:value-type="percentage" office:value="0.55" calcext:value-type="percentage">
            <text:p>55%</text:p>
          </table:table-cell>
          <table:table-cell table:style-name="ce80" table:formula="of:=[.M30]" office:value-type="percentage" office:value="0.55" calcext:value-type="percentage">
            <text:p>55%</text:p>
          </table:table-cell>
          <table:table-cell table:style-name="ce70" table:formula="of:=[.N30]" office:value-type="percentage" office:value="0.55" calcext:value-type="percentage">
            <text:p>55%</text:p>
          </table:table-cell>
          <table:table-cell table:style-name="ce87" table:formula="of:=[.O30]-[.B30]" office:value-type="percentage" office:value="0.05" calcext:value-type="percentage">
            <text:p>5%</text:p>
          </table:table-cell>
          <table:table-cell table:style-name="ce70" table:formula="of:=[.O30]" office:value-type="percentage" office:value="0.55" calcext:value-type="percentage">
            <text:p>55%</text:p>
          </table:table-cell>
          <table:table-cell table:style-name="ce80" table:formula="of:=[.Q30]" office:value-type="percentage" office:value="0.55" calcext:value-type="percentage">
            <text:p>55%</text:p>
          </table:table-cell>
          <table:table-cell table:style-name="ce80" table:formula="of:=[.R30]" office:value-type="percentage" office:value="0.55" calcext:value-type="percentage">
            <text:p>55%</text:p>
          </table:table-cell>
          <table:table-cell table:style-name="ce90" table:formula="of:=[.S30]-0.05" office:value-type="percentage" office:value="0.5" calcext:value-type="percentage">
            <text:p>50%</text:p>
          </table:table-cell>
          <table:table-cell table:style-name="ce90" table:formula="of:=[.T30]-0.05" office:value-type="percentage" office:value="0.45" calcext:value-type="percentage">
            <text:p>45%</text:p>
          </table:table-cell>
          <table:table-cell table:style-name="ce90" table:formula="of:=[.U30]-0.05" office:value-type="percentage" office:value="0.4" calcext:value-type="percentage">
            <text:p>40%</text:p>
          </table:table-cell>
          <table:table-cell table:style-name="ce87" table:formula="of:=[.V30]+0.05" office:value-type="percentage" office:value="0.45" calcext:value-type="percentage">
            <text:p>45%</text:p>
          </table:table-cell>
          <table:table-cell table:style-name="ce87" table:formula="of:=[.W30]+0.05" office:value-type="percentage" office:value="0.5" calcext:value-type="percentage">
            <text:p>50%</text:p>
          </table:table-cell>
          <table:table-cell table:style-name="ce87" table:formula="of:=[.X30]+0.05" office:value-type="percentage" office:value="0.55" calcext:value-type="percentage">
            <text:p>55%</text:p>
          </table:table-cell>
          <table:table-cell table:style-name="ce80" table:formula="of:=[.Y30]" office:value-type="percentage" office:value="0.55" calcext:value-type="percentage">
            <text:p>55%</text:p>
          </table:table-cell>
          <table:table-cell table:style-name="ce87" table:formula="of:=[.Z30]+0.05" office:value-type="percentage" office:value="0.6" calcext:value-type="percentage">
            <text:p>60%</text:p>
          </table:table-cell>
          <table:table-cell table:style-name="ce90" table:formula="of:=[.AA30]-0.05" office:value-type="percentage" office:value="0.55" calcext:value-type="percentage">
            <text:p>55%</text:p>
          </table:table-cell>
          <table:table-cell table:style-name="ce80" table:formula="of:=[.AB30]" office:value-type="percentage" office:value="0.55" calcext:value-type="percentage">
            <text:p>55%</text:p>
          </table:table-cell>
          <table:table-cell table:style-name="ce70" table:formula="of:=[.AC30]" office:value-type="percentage" office:value="0.55" calcext:value-type="percentage">
            <text:p>55%</text:p>
          </table:table-cell>
          <table:table-cell table:style-name="ce120" table:formula="of:=[.AD30]-[.Q30]" office:value-type="percentage" office:value="0" calcext:value-type="percentage">
            <text:p>0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pulação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8" table:formula="of:=[.C31]+0.05" office:value-type="percentage" office:value="0.55" calcext:value-type="percentage">
            <text:p>55%</text:p>
          </table:table-cell>
          <table:table-cell table:style-name="ce80" table:formula="of:=[.D31]" office:value-type="percentage" office:value="0.55" calcext:value-type="percentage">
            <text:p>55%</text:p>
          </table:table-cell>
          <table:table-cell table:style-name="ce87" table:formula="of:=[.E31]+0.05" office:value-type="percentage" office:value="0.6" calcext:value-type="percentage">
            <text:p>60%</text:p>
          </table:table-cell>
          <table:table-cell table:style-name="ce80" table:formula="of:=[.F31]" office:value-type="percentage" office:value="0.6" calcext:value-type="percentage">
            <text:p>60%</text:p>
          </table:table-cell>
          <table:table-cell table:style-name="ce80" table:formula="of:=[.G31]" office:value-type="percentage" office:value="0.6" calcext:value-type="percentage">
            <text:p>60%</text:p>
          </table:table-cell>
          <table:table-cell table:style-name="ce80" table:formula="of:=[.H31]" office:value-type="percentage" office:value="0.6" calcext:value-type="percentage">
            <text:p>60%</text:p>
          </table:table-cell>
          <table:table-cell table:style-name="ce80" table:formula="of:=[.I31]" office:value-type="percentage" office:value="0.6" calcext:value-type="percentage">
            <text:p>60%</text:p>
          </table:table-cell>
          <table:table-cell table:style-name="ce80" table:formula="of:=[.J31]" office:value-type="percentage" office:value="0.6" calcext:value-type="percentage">
            <text:p>60%</text:p>
          </table:table-cell>
          <table:table-cell table:style-name="ce87" table:formula="of:=[.K31]+0.05" office:value-type="percentage" office:value="0.65" calcext:value-type="percentage">
            <text:p>65%</text:p>
          </table:table-cell>
          <table:table-cell table:style-name="ce80" table:formula="of:=[.L31]" office:value-type="percentage" office:value="0.65" calcext:value-type="percentage">
            <text:p>65%</text:p>
          </table:table-cell>
          <table:table-cell table:style-name="ce80" table:formula="of:=[.M31]" office:value-type="percentage" office:value="0.65" calcext:value-type="percentage">
            <text:p>65%</text:p>
          </table:table-cell>
          <table:table-cell table:style-name="ce70" table:formula="of:=[.N31]" office:value-type="percentage" office:value="0.65" calcext:value-type="percentage">
            <text:p>65%</text:p>
          </table:table-cell>
          <table:table-cell table:style-name="ce87" table:formula="of:=[.O31]-[.B31]" office:value-type="percentage" office:value="0.15" calcext:value-type="percentage">
            <text:p>15%</text:p>
          </table:table-cell>
          <table:table-cell table:style-name="ce70" table:formula="of:=[.O31]" office:value-type="percentage" office:value="0.65" calcext:value-type="percentage">
            <text:p>65%</text:p>
          </table:table-cell>
          <table:table-cell table:style-name="ce80" table:formula="of:=[.Q31]" office:value-type="percentage" office:value="0.65" calcext:value-type="percentage">
            <text:p>65%</text:p>
          </table:table-cell>
          <table:table-cell table:style-name="ce87" table:formula="of:=[.R31]-0.05" office:value-type="percentage" office:value="0.6" calcext:value-type="percentage">
            <text:p>60%</text:p>
          </table:table-cell>
          <table:table-cell table:style-name="ce87" table:formula="of:=[.S31]+0.05" office:value-type="percentage" office:value="0.65" calcext:value-type="percentage">
            <text:p>65%</text:p>
          </table:table-cell>
          <table:table-cell table:style-name="ce87" table:formula="of:=[.T31]+0.05" office:value-type="percentage" office:value="0.7" calcext:value-type="percentage">
            <text:p>70%</text:p>
          </table:table-cell>
          <table:table-cell table:style-name="ce87" table:formula="of:=[.U31]+0.05" office:value-type="percentage" office:value="0.75" calcext:value-type="percentage">
            <text:p>75%</text:p>
          </table:table-cell>
          <table:table-cell table:style-name="ce80" table:formula="of:=[.V31]" office:value-type="percentage" office:value="0.75" calcext:value-type="percentage">
            <text:p>75%</text:p>
          </table:table-cell>
          <table:table-cell table:style-name="ce80" table:formula="of:=[.W31]" office:value-type="percentage" office:value="0.75" calcext:value-type="percentage">
            <text:p>75%</text:p>
          </table:table-cell>
          <table:table-cell table:style-name="ce80" table:formula="of:=[.X31]" office:value-type="percentage" office:value="0.75" calcext:value-type="percentage">
            <text:p>75%</text:p>
          </table:table-cell>
          <table:table-cell table:style-name="ce87" table:formula="of:=[.Y31]+0.05" office:value-type="percentage" office:value="0.8" calcext:value-type="percentage">
            <text:p>80%</text:p>
          </table:table-cell>
          <table:table-cell table:style-name="ce87" table:formula="of:=[.Z31]+0.05" office:value-type="percentage" office:value="0.85" calcext:value-type="percentage">
            <text:p>85%</text:p>
          </table:table-cell>
          <table:table-cell table:style-name="ce87" table:formula="of:=[.AA31]+0.05" office:value-type="percentage" office:value="0.9" calcext:value-type="percentage">
            <text:p>90%</text:p>
          </table:table-cell>
          <table:table-cell table:style-name="ce80" table:formula="of:=[.AB31]" office:value-type="percentage" office:value="0.9" calcext:value-type="percentage">
            <text:p>90%</text:p>
          </table:table-cell>
          <table:table-cell table:style-name="ce70" table:formula="of:=[.AC31]" office:value-type="percentage" office:value="0.9" calcext:value-type="percentage">
            <text:p>90%</text:p>
          </table:table-cell>
          <table:table-cell table:style-name="ce121" table:formula="of:=[.AD31]-[.Q31]" office:value-type="percentage" office:value="0.25" calcext:value-type="percentage">
            <text:p>25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stado</text:p>
          </table:table-cell>
          <table:table-cell table:style-name="ce70" office:value-type="percentage" office:value="0.5" calcext:value-type="percentage">
            <text:p>50%</text:p>
          </table:table-cell>
          <table:table-cell table:style-name="ce80" office:value-type="percentage" office:value="0.5" calcext:value-type="percentage">
            <text:p>50%</text:p>
          </table:table-cell>
          <table:table-cell table:style-name="ce80" table:formula="of:=[.C32]" office:value-type="percentage" office:value="0.5" calcext:value-type="percentage">
            <text:p>50%</text:p>
          </table:table-cell>
          <table:table-cell table:style-name="ce80" table:formula="of:=[.D32]" office:value-type="percentage" office:value="0.5" calcext:value-type="percentage">
            <text:p>50%</text:p>
          </table:table-cell>
          <table:table-cell table:style-name="ce80" table:formula="of:=[.E32]" office:value-type="percentage" office:value="0.5" calcext:value-type="percentage">
            <text:p>50%</text:p>
          </table:table-cell>
          <table:table-cell table:style-name="ce80" table:formula="of:=[.F32]" office:value-type="percentage" office:value="0.5" calcext:value-type="percentage">
            <text:p>50%</text:p>
          </table:table-cell>
          <table:table-cell table:style-name="ce80" table:formula="of:=[.G32]" office:value-type="percentage" office:value="0.5" calcext:value-type="percentage">
            <text:p>50%</text:p>
          </table:table-cell>
          <table:table-cell table:style-name="ce80" table:formula="of:=[.H32]" office:value-type="percentage" office:value="0.5" calcext:value-type="percentage">
            <text:p>50%</text:p>
          </table:table-cell>
          <table:table-cell table:style-name="ce87" table:formula="of:=[.I32]+0.05" office:value-type="percentage" office:value="0.55" calcext:value-type="percentage">
            <text:p>55%</text:p>
          </table:table-cell>
          <table:table-cell table:style-name="ce80" table:formula="of:=[.J32]" office:value-type="percentage" office:value="0.55" calcext:value-type="percentage">
            <text:p>55%</text:p>
          </table:table-cell>
          <table:table-cell table:style-name="ce80" table:formula="of:=[.K32]" office:value-type="percentage" office:value="0.55" calcext:value-type="percentage">
            <text:p>55%</text:p>
          </table:table-cell>
          <table:table-cell table:style-name="ce80" table:formula="of:=[.L32]" office:value-type="percentage" office:value="0.55" calcext:value-type="percentage">
            <text:p>55%</text:p>
          </table:table-cell>
          <table:table-cell table:style-name="ce80" table:formula="of:=[.M32]" office:value-type="percentage" office:value="0.55" calcext:value-type="percentage">
            <text:p>55%</text:p>
          </table:table-cell>
          <table:table-cell table:style-name="ce70" table:formula="of:=[.N32]" office:value-type="percentage" office:value="0.55" calcext:value-type="percentage">
            <text:p>55%</text:p>
          </table:table-cell>
          <table:table-cell table:style-name="ce87" table:formula="of:=[.O32]-[.B32]" office:value-type="percentage" office:value="0.05" calcext:value-type="percentage">
            <text:p>5%</text:p>
          </table:table-cell>
          <table:table-cell table:style-name="ce70" table:formula="of:=[.O32]" office:value-type="percentage" office:value="0.55" calcext:value-type="percentage">
            <text:p>55%</text:p>
          </table:table-cell>
          <table:table-cell table:style-name="ce80" table:formula="of:=[.Q32]" office:value-type="percentage" office:value="0.55" calcext:value-type="percentage">
            <text:p>55%</text:p>
          </table:table-cell>
          <table:table-cell table:style-name="ce80" table:formula="of:=[.R32]" office:value-type="percentage" office:value="0.55" calcext:value-type="percentage">
            <text:p>55%</text:p>
          </table:table-cell>
          <table:table-cell table:style-name="ce87" table:formula="of:=[.S32]+0.05" office:value-type="percentage" office:value="0.6" calcext:value-type="percentage">
            <text:p>60%</text:p>
          </table:table-cell>
          <table:table-cell table:style-name="ce87" table:formula="of:=[.T32]+0.05" office:value-type="percentage" office:value="0.65" calcext:value-type="percentage">
            <text:p>65%</text:p>
          </table:table-cell>
          <table:table-cell table:style-name="ce80" table:formula="of:=[.U32]" office:value-type="percentage" office:value="0.65" calcext:value-type="percentage">
            <text:p>65%</text:p>
          </table:table-cell>
          <table:table-cell table:style-name="ce87" table:formula="of:=[.V32]+0.05" office:value-type="percentage" office:value="0.7" calcext:value-type="percentage">
            <text:p>70%</text:p>
          </table:table-cell>
          <table:table-cell table:style-name="ce87" table:formula="of:=[.W32]+0.05" office:value-type="percentage" office:value="0.75" calcext:value-type="percentage">
            <text:p>75%</text:p>
          </table:table-cell>
          <table:table-cell table:style-name="ce87" table:formula="of:=[.X32]+0.05" office:value-type="percentage" office:value="0.8" calcext:value-type="percentage">
            <text:p>80%</text:p>
          </table:table-cell>
          <table:table-cell table:style-name="ce80" table:formula="of:=[.Y32]" office:value-type="percentage" office:value="0.8" calcext:value-type="percentage">
            <text:p>80%</text:p>
          </table:table-cell>
          <table:table-cell table:style-name="ce80" table:formula="of:=[.Z32]" office:value-type="percentage" office:value="0.8" calcext:value-type="percentage">
            <text:p>80%</text:p>
          </table:table-cell>
          <table:table-cell table:style-name="ce87" table:formula="of:=[.AA32]+0.05" office:value-type="percentage" office:value="0.85" calcext:value-type="percentage">
            <text:p>85%</text:p>
          </table:table-cell>
          <table:table-cell table:style-name="ce80" table:formula="of:=[.AB32]" office:value-type="percentage" office:value="0.85" calcext:value-type="percentage">
            <text:p>85%</text:p>
          </table:table-cell>
          <table:table-cell table:style-name="ce70" table:formula="of:=[.AC32]" office:value-type="percentage" office:value="0.85" calcext:value-type="percentage">
            <text:p>85%</text:p>
          </table:table-cell>
          <table:table-cell table:style-name="ce121" table:formula="of:=[.AD32]-[.Q32]" office:value-type="percentage" office:value="0.3" calcext:value-type="percentage">
            <text:p>30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table:style-name="ce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style-name="ce114" table:formula="of:=[.O34]" office:value-type="float" office:value="0.7" calcext:value-type="float">
            <text:p>0,7</text:p>
          </table:table-cell>
          <table:table-cell table:style-name="ce115" table:formula="of:=[.Q34]" office:value-type="float" office:value="0.7" calcext:value-type="float">
            <text:p>0,7</text:p>
          </table:table-cell>
          <table:table-cell table:style-name="ce115" table:formula="of:=[.R34]" office:value-type="float" office:value="0.7" calcext:value-type="float">
            <text:p>0,7</text:p>
          </table:table-cell>
          <table:table-cell table:style-name="ce115" table:formula="of:=[.S34]" office:value-type="float" office:value="0.7" calcext:value-type="float">
            <text:p>0,7</text:p>
          </table:table-cell>
          <table:table-cell table:style-name="ce115" table:formula="of:=[.T34]" office:value-type="float" office:value="0.7" calcext:value-type="float">
            <text:p>0,7</text:p>
          </table:table-cell>
          <table:table-cell table:style-name="ce115" table:formula="of:=[.U34]" office:value-type="float" office:value="0.7" calcext:value-type="float">
            <text:p>0,7</text:p>
          </table:table-cell>
          <table:table-cell table:style-name="ce115" table:formula="of:=[.V34]" office:value-type="float" office:value="0.7" calcext:value-type="float">
            <text:p>0,7</text:p>
          </table:table-cell>
          <table:table-cell table:style-name="ce115" table:formula="of:=[.W34]" office:value-type="float" office:value="0.7" calcext:value-type="float">
            <text:p>0,7</text:p>
          </table:table-cell>
          <table:table-cell table:style-name="ce115" table:formula="of:=[.X34]" office:value-type="float" office:value="0.7" calcext:value-type="float">
            <text:p>0,7</text:p>
          </table:table-cell>
          <table:table-cell table:style-name="ce115" table:formula="of:=[.Y34]" office:value-type="float" office:value="0.7" calcext:value-type="float">
            <text:p>0,7</text:p>
          </table:table-cell>
          <table:table-cell table:style-name="ce115" table:formula="of:=[.Z34]" office:value-type="float" office:value="0.7" calcext:value-type="float">
            <text:p>0,7</text:p>
          </table:table-cell>
          <table:table-cell table:style-name="ce115" table:formula="of:=[.AA34]" office:value-type="float" office:value="0.7" calcext:value-type="float">
            <text:p>0,7</text:p>
          </table:table-cell>
          <table:table-cell table:style-name="ce115" table:formula="of:=[.AB34]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style-name="ce38" table:formula="of:=1/(1-[.$Q$34])" office:value-type="float" office:value="3.33333333333333" calcext:value-type="float">
            <text:p>3,33</text:p>
          </table:table-cell>
          <table:table-cell table:style-name="ce10" table:formula="of:=1/(1-[.R34])" office:value-type="float" office:value="3.33333333333333" calcext:value-type="float">
            <text:p>3,33</text:p>
          </table:table-cell>
          <table:table-cell table:style-name="ce10" table:formula="of:=1/(1-[.S34])" office:value-type="float" office:value="3.33333333333333" calcext:value-type="float">
            <text:p>3,33</text:p>
          </table:table-cell>
          <table:table-cell table:style-name="ce10" table:formula="of:=1/(1-[.T34])" office:value-type="float" office:value="3.33333333333333" calcext:value-type="float">
            <text:p>3,33</text:p>
          </table:table-cell>
          <table:table-cell table:style-name="ce10" table:formula="of:=1/(1-[.U34])" office:value-type="float" office:value="3.33333333333333" calcext:value-type="float">
            <text:p>3,33</text:p>
          </table:table-cell>
          <table:table-cell table:style-name="ce10" table:formula="of:=1/(1-[.V34])" office:value-type="float" office:value="3.33333333333333" calcext:value-type="float">
            <text:p>3,33</text:p>
          </table:table-cell>
          <table:table-cell table:style-name="ce10" table:formula="of:=1/(1-[.W34])" office:value-type="float" office:value="3.33333333333333" calcext:value-type="float">
            <text:p>3,33</text:p>
          </table:table-cell>
          <table:table-cell table:style-name="ce10" table:formula="of:=1/(1-[.X34])" office:value-type="float" office:value="3.33333333333333" calcext:value-type="float">
            <text:p>3,33</text:p>
          </table:table-cell>
          <table:table-cell table:style-name="ce10" table:formula="of:=1/(1-[.Y34])" office:value-type="float" office:value="3.33333333333333" calcext:value-type="float">
            <text:p>3,33</text:p>
          </table:table-cell>
          <table:table-cell table:style-name="ce10" table:formula="of:=1/(1-[.Z34])" office:value-type="float" office:value="3.33333333333333" calcext:value-type="float">
            <text:p>3,33</text:p>
          </table:table-cell>
          <table:table-cell table:style-name="ce10" table:formula="of:=1/(1-[.AA34])" office:value-type="float" office:value="3.33333333333333" calcext:value-type="float">
            <text:p>3,33</text:p>
          </table:table-cell>
          <table:table-cell table:style-name="ce10" table:formula="of:=1/(1-[.AB34])" office:value-type="float" office:value="3.33333333333333" calcext:value-type="float">
            <text:p>3,33</text:p>
          </table:table-cell>
          <table:table-cell table:style-name="ce10" table:formula="of:=1/(1-[.AC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102"/>
          <table:table-cell table:number-columns-repeated="993"/>
        </table:table-row>
        <table:table-row table:style-name="ro1">
          <table:table-cell table:style-name="ce2"/>
          <table:table-cell table:style-name="ce36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Imposto (%)</text:p>
          </table:table-cell>
          <table:table-cell table:style-name="ce31" office:value-type="percentage" office:value="0.12" calcext:value-type="percentage">
            <text:p>12,00%</text:p>
          </table:table-cell>
          <table:table-cell table:style-name="ce80" office:value-type="percentage" office:value="0.12" calcext:value-type="percentage">
            <text:p>12%</text:p>
          </table:table-cell>
          <table:table-cell table:style-name="ce90" table:formula="of:=[.C37]-0.01" office:value-type="percentage" office:value="0.11" calcext:value-type="percentage">
            <text:p>11%</text:p>
          </table:table-cell>
          <table:table-cell table:style-name="ce80" table:formula="of:=[.D37]" office:value-type="percentage" office:value="0.11" calcext:value-type="percentage">
            <text:p>11%</text:p>
          </table:table-cell>
          <table:table-cell table:style-name="ce80" table:formula="of:=[.E37]" office:value-type="percentage" office:value="0.11" calcext:value-type="percentage">
            <text:p>11%</text:p>
          </table:table-cell>
          <table:table-cell table:style-name="ce80" table:formula="of:=[.F37]" office:value-type="percentage" office:value="0.11" calcext:value-type="percentage">
            <text:p>11%</text:p>
          </table:table-cell>
          <table:table-cell table:style-name="ce80" table:formula="of:=[.G37]" office:value-type="percentage" office:value="0.11" calcext:value-type="percentage">
            <text:p>11%</text:p>
          </table:table-cell>
          <table:table-cell table:style-name="ce80" table:formula="of:=[.H37]" office:value-type="percentage" office:value="0.11" calcext:value-type="percentage">
            <text:p>11%</text:p>
          </table:table-cell>
          <table:table-cell table:style-name="ce80" table:formula="of:=[.I37]" office:value-type="percentage" office:value="0.11" calcext:value-type="percentage">
            <text:p>11%</text:p>
          </table:table-cell>
          <table:table-cell table:style-name="ce80" table:formula="of:=[.J37]" office:value-type="percentage" office:value="0.11" calcext:value-type="percentage">
            <text:p>11%</text:p>
          </table:table-cell>
          <table:table-cell table:style-name="ce80" table:formula="of:=[.K37]" office:value-type="percentage" office:value="0.11" calcext:value-type="percentage">
            <text:p>11%</text:p>
          </table:table-cell>
          <table:table-cell table:style-name="ce80" table:formula="of:=[.L37]" office:value-type="percentage" office:value="0.11" calcext:value-type="percentage">
            <text:p>11%</text:p>
          </table:table-cell>
          <table:table-cell table:style-name="ce80" table:formula="of:=[.M37]" office:value-type="percentage" office:value="0.11" calcext:value-type="percentage">
            <text:p>11%</text:p>
          </table:table-cell>
          <table:table-cell table:style-name="ce70" table:formula="of:=[.N37]" office:value-type="percentage" office:value="0.11" calcext:value-type="percentage">
            <text:p>11%</text:p>
          </table:table-cell>
          <table:table-cell table:style-name="ce90" table:formula="of:=[.O37]-[.B37]" office:value-type="percentage" office:value="-0.01" calcext:value-type="percentage">
            <text:p>-1%</text:p>
          </table:table-cell>
          <table:table-cell table:style-name="ce70" table:formula="of:=[.O37]" office:value-type="percentage" office:value="0.11" calcext:value-type="percentage">
            <text:p>11%</text:p>
          </table:table-cell>
          <table:table-cell table:style-name="ce80" table:formula="of:=[.Q37]" office:value-type="percentage" office:value="0.11" calcext:value-type="percentage">
            <text:p>11%</text:p>
          </table:table-cell>
          <table:table-cell table:style-name="ce80" table:formula="of:=[.R37]" office:value-type="percentage" office:value="0.11" calcext:value-type="percentage">
            <text:p>11%</text:p>
          </table:table-cell>
          <table:table-cell table:style-name="ce80" table:formula="of:=[.S37]" office:value-type="percentage" office:value="0.11" calcext:value-type="percentage">
            <text:p>11%</text:p>
          </table:table-cell>
          <table:table-cell table:style-name="ce80" table:formula="of:=[.T37]" office:value-type="percentage" office:value="0.11" calcext:value-type="percentage">
            <text:p>11%</text:p>
          </table:table-cell>
          <table:table-cell table:style-name="ce80" table:formula="of:=[.U37]" office:value-type="percentage" office:value="0.11" calcext:value-type="percentage">
            <text:p>11%</text:p>
          </table:table-cell>
          <table:table-cell table:style-name="ce80" table:formula="of:=[.V37]" office:value-type="percentage" office:value="0.11" calcext:value-type="percentage">
            <text:p>11%</text:p>
          </table:table-cell>
          <table:table-cell table:style-name="ce80" table:formula="of:=[.W37]" office:value-type="percentage" office:value="0.11" calcext:value-type="percentage">
            <text:p>11%</text:p>
          </table:table-cell>
          <table:table-cell table:style-name="ce80" table:formula="of:=[.X37]" office:value-type="percentage" office:value="0.11" calcext:value-type="percentage">
            <text:p>11%</text:p>
          </table:table-cell>
          <table:table-cell table:style-name="ce80" table:formula="of:=[.Y37]" office:value-type="percentage" office:value="0.11" calcext:value-type="percentage">
            <text:p>11%</text:p>
          </table:table-cell>
          <table:table-cell table:style-name="ce90" table:formula="of:=[.Z37]-0.01" office:value-type="percentage" office:value="0.1" calcext:value-type="percentage">
            <text:p>10%</text:p>
          </table:table-cell>
          <table:table-cell table:style-name="ce80" table:formula="of:=[.AA37]" office:value-type="percentage" office:value="0.1" calcext:value-type="percentage">
            <text:p>10%</text:p>
          </table:table-cell>
          <table:table-cell table:style-name="ce80" table:formula="of:=[.AB37]" office:value-type="percentage" office:value="0.1" calcext:value-type="percentage">
            <text:p>10%</text:p>
          </table:table-cell>
          <table:table-cell table:style-name="ce70" table:formula="of:=[.AC37]" office:value-type="percentage" office:value="0.1" calcext:value-type="percentage">
            <text:p>10%</text:p>
          </table:table-cell>
          <table:table-cell table:style-name="ce90" table:formula="of:=[.AD37]-[.Q37]" office:value-type="percentage" office:value="-0.01" calcext:value-type="percentage">
            <text:p>-1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style-name="ce46" table:formula="of:=[.O38]-[.B38]" office:value-type="percentage" office:value="0.0333333333333332" calcext:value-type="percentage">
            <text:p>3,33%</text:p>
          </table:table-cell>
          <table:table-cell table:style-name="ce38" table:formula="of:=1/(1-[.Q34])*(1-[.Q37])" office:value-type="float" office:value="2.96666666666667" calcext:value-type="float">
            <text:p>2,97</text:p>
          </table:table-cell>
          <table:table-cell table:style-name="ce11" table:formula="of:=1/(1-[.R34])*(1-[.R37])" office:value-type="float" office:value="2.96666666666667" calcext:value-type="float">
            <text:p>2,97</text:p>
          </table:table-cell>
          <table:table-cell table:style-name="ce11" table:formula="of:=1/(1-[.S34])*(1-[.S37])" office:value-type="float" office:value="2.96666666666667" calcext:value-type="float">
            <text:p>2,97</text:p>
          </table:table-cell>
          <table:table-cell table:style-name="ce11" table:formula="of:=1/(1-[.T34])*(1-[.T37])" office:value-type="float" office:value="2.96666666666667" calcext:value-type="float">
            <text:p>2,97</text:p>
          </table:table-cell>
          <table:table-cell table:style-name="ce11" table:formula="of:=1/(1-[.U34])*(1-[.U37])" office:value-type="float" office:value="2.96666666666667" calcext:value-type="float">
            <text:p>2,97</text:p>
          </table:table-cell>
          <table:table-cell table:style-name="ce11" table:formula="of:=1/(1-[.V34])*(1-[.V37])" office:value-type="float" office:value="2.96666666666667" calcext:value-type="float">
            <text:p>2,97</text:p>
          </table:table-cell>
          <table:table-cell table:style-name="ce11" table:formula="of:=1/(1-[.W34])*(1-[.W37])" office:value-type="float" office:value="2.96666666666667" calcext:value-type="float">
            <text:p>2,97</text:p>
          </table:table-cell>
          <table:table-cell table:style-name="ce11" table:formula="of:=1/(1-[.X34])*(1-[.X37])" office:value-type="float" office:value="2.96666666666667" calcext:value-type="float">
            <text:p>2,97</text:p>
          </table:table-cell>
          <table:table-cell table:style-name="ce11" table:formula="of:=1/(1-[.Y34])*(1-[.Y37])" office:value-type="float" office:value="2.96666666666667" calcext:value-type="float">
            <text:p>2,97</text:p>
          </table:table-cell>
          <table:table-cell table:style-name="ce11" table:formula="of:=1/(1-[.Z34])*(1-[.Z37])" office:value-type="float" office:value="2.96666666666667" calcext:value-type="float">
            <text:p>2,97</text:p>
          </table:table-cell>
          <table:table-cell table:style-name="ce81" table:formula="of:=1/(1-[.AA34])*(1-[.AA37])" office:value-type="float" office:value="3" calcext:value-type="float">
            <text:p>3,00</text:p>
          </table:table-cell>
          <table:table-cell table:style-name="ce11" table:formula="of:=1/(1-[.AB34])*(1-[.AB37])" office:value-type="float" office:value="3" calcext:value-type="float">
            <text:p>3,00</text:p>
          </table:table-cell>
          <table:table-cell table:style-name="ce11" table:formula="of:=1/(1-[.AC34])*(1-[.AC37])" office:value-type="float" office:value="3" calcext:value-type="float">
            <text:p>3,00</text:p>
          </table:table-cell>
          <table:table-cell table:style-name="ce38" table:formula="of:=1/(1-[.AD34])*(1-[.AD37])" office:value-type="float" office:value="3" calcext:value-type="float">
            <text:p>3,00</text:p>
          </table:table-cell>
          <table:table-cell table:style-name="ce46" table:formula="of:=[.AD38]-[.Q38]" office:value-type="percentage" office:value="0.0333333333333337" calcext:value-type="percentage">
            <text:p>3,33%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39"/>
          <table:table-cell table:style-name="ce2" table:number-columns-repeated="12"/>
          <table:table-cell table:style-name="ce36"/>
          <table:table-cell table:style-name="ce2"/>
          <table:table-cell table:style-name="ce32"/>
          <table:table-cell table:style-name="ce2"/>
          <table:table-cell table:number-columns-repeated="11"/>
          <table:table-cell table:style-name="ce36"/>
          <table:table-cell table:style-name="ce2"/>
          <table:table-cell table:number-columns-repeated="993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rans.</text:p>
          </table:table-cell>
          <table:table-cell table:number-columns-repeated="2" table:style-name="ce48" office:value-type="string" calcext:value-type="string">
            <text:p>Invest. Educação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3" table:style-name="ce48" office:value-type="string" calcext:value-type="string">
            <text:p>Invest. Infra.</text:p>
          </table:table-cell>
          <table:table-cell table:style-name="ce48" office:value-type="string" calcext:value-type="string">
            <text:p>Aumentar Trans.</text:p>
          </table:table-cell>
          <table:table-cell table:style-name="ce48" office:value-type="string" calcext:value-type="string">
            <text:p>Abaixar imposto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17" office:value-type="currency" office:currency="BRL" office:value="180000" calcext:value-type="currency">
            <text:p>R$ 180.000,00</text:p>
          </table:table-cell>
          <table:table-cell table:number-columns-repeated="6" table:style-name="ce54" office:value-type="currency" office:currency="BRL" office:value="100000" calcext:value-type="currency">
            <text:p>R$ 100.000,00</text:p>
          </table:table-cell>
          <table:table-cell table:style-name="ce117" office:value-type="currency" office:currency="BRL" office:value="180000" calcext:value-type="currency">
            <text:p>R$ 180.000,00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13" table:number-columns-repeated="993"/>
        </table:table-row>
        <table:table-row table:style-name="ro1" table:number-rows-repeated="32">
          <table:table-cell table:style-name="Default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/>
          <table:table-cell table:style-name="ce75"/>
          <table:table-cell table:number-columns-repeated="1022"/>
        </table:table-row>
        <table:table-row table:style-name="ro1">
          <table:table-cell/>
          <table:table-cell table:style-name="ce75"/>
          <table:table-cell table:number-columns-repeated="1022"/>
        </table:table-row>
      </table:table>
      <table:table table:name="Resultante" table:style-name="ta1">
        <table:table-column table:style-name="co1" table:default-cell-style-name="ce1"/>
        <table:table-column table:style-name="co5" table:default-cell-style-name="ce75"/>
        <table:table-column table:style-name="co12" table:default-cell-style-name="Default"/>
        <table:table-column table:style-name="co5" table:default-cell-style-name="ce75"/>
        <table:table-column table:style-name="co13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28" office:value-type="string" calcext:value-type="string">
            <text:p>Balanço (1° Ano)</text:p>
          </table:table-cell>
          <table:table-cell table:style-name="ce28" office:value-type="string" calcext:value-type="string">
            <text:p>Análise</text:p>
          </table:table-cell>
          <table:table-cell table:style-name="ce28" office:value-type="string" calcext:value-type="string">
            <text:p>Balanço (2° Ano)</text:p>
          </table:table-cell>
          <table:table-cell table:style-name="ce28" office:value-type="string" calcext:value-type="string">
            <text:p>Análise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percentage" office:value="0.0473" calcext:value-type="percentage">
            <text:p>4,73%</text:p>
          </table:table-cell>
          <table:table-cell table:formula="of:=IF([.B3]&gt;3%;&quot;Você conseguiu superar a meta de PIB para esse ano! Parabéns ministro!&quot;;&quot;Sua gestão ficou abaixo da meta do PIB! Se não melhorar ano que vem, o presidente pode te demitir!&quot;)" office:value-type="string" office:string-value="Você conseguiu superar a meta de PIB para esse ano! Parabéns ministro!" calcext:value-type="string">
            <text:p>Você conseguiu superar a meta de PIB para esse ano! Parabéns ministro!</text:p>
          </table:table-cell>
          <table:table-cell office:value-type="percentage" office:value="0.0341" calcext:value-type="percentage">
            <text:p>3,41%</text:p>
          </table:table-cell>
          <table:table-cell/>
        </table:table-row>
        <table:table-row table:style-name="ro1">
          <table:table-cell office:value-type="string" calcext:value-type="string">
            <text:p>PIB Investimento (realizado)</text:p>
          </table:table-cell>
          <table:table-cell office:value-type="percentage" office:value="0.0319" calcext:value-type="percentage">
            <text:p>3,19%</text:p>
          </table:table-cell>
          <table:table-cell table:formula="of:=IF([.B4]&gt;0%; &quot;Os investimentos melhoraram, provavelmente seu aumento de liquidez deu certo, isso pode gerar um PIB interessante se bem administrado!&quot;; &quot;Os investimentos pioraram, talvez seja necessário compensar com alguma medida para aquecer mercado, prover liquidez ou gerar gastos governamentais para não reduzir o PIB!&quot;)" office:value-type="string" office:string-value="Os investimentos melhoraram, provavelmente seu aumento de liquidez deu certo, isso pode gerar um PIB interessante se bem administrado!" calcext:value-type="string">
            <text:p>Os investimentos melhoraram, provavelmente seu aumento de liquidez deu certo, isso pode gerar um PIB interessante se bem administrado!</text:p>
          </table:table-cell>
          <table:table-cell office:value-type="percentage" office:value="-0.0005" calcext:value-type="percentage">
            <text:p>-0,05%</text:p>
          </table:table-cell>
          <table:table-cell table:formula="of:=IF([.D4]&gt;0%; &quot;Os investimentos melhoraram, provavelmente seu aumento de liquidez deu certo, isso pode gerar um PIB interessante se bem administrado!&quot;; &quot;Os investimentos pioraram, talvez seja necessário compensar com alguma medida para aquecer mercado, prover liquidez ou gerar gastos governamentais para não reduzir o PIB!&quot;)" office:value-type="string" office:string-value="Os investimentos pioraram, talvez seja necessário compensar com alguma medida para aquecer mercado, prover liquidez ou gerar gastos governamentais para não reduzir o PIB!" calcext:value-type="string">
            <text:p>Os investimentos pioraram, talvez seja necessário compensar com alguma medida para aquecer mercado, prover liquidez ou gerar gastos governamentais para não reduzir o PIB!</text:p>
          </table:table-cell>
        </table:table-row>
        <table:table-row table:style-name="ro1">
          <table:table-cell office:value-type="string" calcext:value-type="string">
            <text:p>Gastos Governamentais</text:p>
          </table:table-cell>
          <table:table-cell office:value-type="percentage" office:value="0.0595" calcext:value-type="percentage">
            <text:p>5,95%</text:p>
          </table:table-cell>
          <table:table-cell table:formula="of:=IF([.B5]&gt;0%;&quot;Você aumentou os gastos governamentais, isso pode gerar mais consumo e impactar no PIB, mas tome cuidado pra não exceder o seu orçamento.&quot;;&quot;Você reduziu os gastos governamentais, isso pode ser efetivo para economizar, mas não se esqueça das políticas sociais efetivas e o decréscimo do PIB gerado.&quot;)" office:value-type="string" office:string-value="Você aumentou os gastos governamentais, isso pode gerar mais consumo e impactar no PIB, mas tome cuidado pra não exceder o seu orçamento." calcext:value-type="string">
            <text:p>Você aumentou os gastos governamentais, isso pode gerar mais consumo e impactar no PIB, mas tome cuidado pra não exceder o seu orçamento.</text:p>
          </table:table-cell>
          <table:table-cell office:value-type="percentage" office:value="0.1966" calcext:value-type="percentage">
            <text:p>19,66%</text:p>
          </table:table-cell>
          <table:table-cell table:formula="of:=IF([.D5]&gt;0%;&quot;Você aumentou os gastos governamentais, isso pode gerar mais consumo e impactar no PIB, mas tome cuidado pra não exceder o seu orçamento.&quot;;&quot;Você reduziu os gastos governamentais, isso pode ser efetivo para economizar, mas não se esqueça das políticas sociais efetivas e o decréscimo do PIB gerado.&quot;)" office:value-type="string" office:string-value="Você aumentou os gastos governamentais, isso pode gerar mais consumo e impactar no PIB, mas tome cuidado pra não exceder o seu orçamento." calcext:value-type="string">
            <text:p>Você aumentou os gastos governamentais, isso pode gerar mais consumo e impactar no PIB, mas tome cuidado pra não exceder o seu orçamento.</text:p>
          </table:table-cell>
        </table:table-row>
        <table:table-row table:style-name="ro1">
          <table:table-cell office:value-type="string" calcext:value-type="string">
            <text:p>Transferências</text:p>
          </table:table-cell>
          <table:table-cell office:value-type="percentage" office:value="0.09" calcext:value-type="percentage">
            <text:p>9,00%</text:p>
          </table:table-cell>
          <table:table-cell table:formula="of:=IF([.B6]&gt;0%;&quot;Você aumentou as transferências, bem provável que a população esteja feliz com essas medidas, além disso você está ajudando a manter o mercado aquecido.&quot;;&quot;Você abaixou as transferências, pode ser que tenha economizado caixa com isso, mas a população pode não estar satisfeita e o mercado menos aquecido.&quot;)" office:value-type="string" office:string-value="Você aumentou as transferências, bem provável que a população esteja feliz com essas medidas, além disso você está ajudando a manter o mercado aquecido." calcext:value-type="string">
            <text:p>Você aumentou as transferências, bem provável que a população esteja feliz com essas medidas, além disso você está ajudando a manter o mercado aquecido.</text:p>
          </table:table-cell>
          <table:table-cell office:value-type="percentage" office:value="0" calcext:value-type="percentage">
            <text:p>0,00%</text:p>
          </table:table-cell>
          <table:table-cell table:formula="of:=IF([.D6]&gt;0%;&quot;Você aumentou as transferências, bem provável que a população esteja feliz com essas medidas, além disso você está ajudando a manter o mercado aquecido.&quot;;&quot;Você abaixou as transferências, pode ser que tenha economizado caixa com isso, mas a população pode não estar satisfeita e o mercado menos aquecido.&quot;)" office:value-type="string" office:string-value="Você abaixou as transferências, pode ser que tenha economizado caixa com isso, mas a população pode não estar satisfeita e o mercado menos aquecido." calcext:value-type="string">
            <text:p>Você abaixou as transferências, pode ser que tenha economizado caixa com isso, mas a população pode não estar satisfeita e o mercado menos aquecido.</text:p>
          </table:table-cell>
        </table:table-row>
        <table:table-row table:style-name="ro1">
          <table:table-cell office:value-type="string" calcext:value-type="string">
            <text:p>Impostos</text:p>
          </table:table-cell>
          <table:table-cell office:value-type="percentage" office:value="-0.0471" calcext:value-type="percentage">
            <text:p>-4,71%</text:p>
          </table:table-cell>
          <table:table-cell table:formula="of:=IF([.B7]&gt;0%;&quot;Você reduziu os impostos, isso pode trazer mais produtividade para os investimentos, mas cuidado para ficar sem caixa para as políticas públicas!&quot;;&quot;Você aumentou os impostos, com boas políticas públicas isso pode compensar no PIB, mas tome cuidado!&quot;)" office:value-type="string" office:string-value="Você aumentou os impostos, com boas políticas públicas isso pode compensar no PIB, mas tome cuidado!" calcext:value-type="string">
            <text:p>Você aumentou os impostos, com boas políticas públicas isso pode compensar no PIB, mas tome cuidado!</text:p>
          </table:table-cell>
          <table:table-cell office:value-type="percentage" office:value="0.0377" calcext:value-type="percentage">
            <text:p>3,77%</text:p>
          </table:table-cell>
          <table:table-cell table:formula="of:=IF([.D7]&gt;0%;&quot;Você reduziu os impostos, isso pode trazer mais produtividade para os investimentos, mas cuidado para ficar sem caixa para as políticas públicas!&quot;;&quot;Você aumentou os impostos, com boas políticas públicas isso pode compensar no PIB, mas tome cuidado!&quot;)" office:value-type="string" office:string-value="Você reduziu os impostos, isso pode trazer mais produtividade para os investimentos, mas cuidado para ficar sem caixa para as políticas públicas!" calcext:value-type="string">
            <text:p>Você reduziu os impostos, isso pode trazer mais produtividade para os investimentos, mas cuidado para ficar sem caixa para as políticas públicas!</text:p>
          </table:table-cell>
        </table:table-row>
        <table:table-row table:style-name="ro1">
          <table:table-cell office:value-type="string" calcext:value-type="string">
            <text:p>BS (défitic e superávit)</text:p>
          </table:table-cell>
          <table:table-cell office:value-type="percentage" office:value="-0.5082" calcext:value-type="percentage">
            <text:p>-50,82%</text:p>
          </table:table-cell>
          <table:table-cell table:formula="of:=IF([.B8]&gt;0;&quot;O orçamento do país melhorou, você conseguiu deixar uma margem mais interessante para o ano que vem, apesar de talvez ter faltado políticas públicas.&quot;;&quot;É... O orçamento do país piorou, talvez você tenha que melhorar isso para ter sucesso ano que vem, apesar de talvez significar que tenham sido feitas boas políticas públicas.&quot;)" office:value-type="string" office:string-value="É... O orçamento do país piorou, talvez você tenha que melhorar isso para ter sucesso ano que vem, apesar de talvez significar que tenham sido feitas boas políticas públicas." calcext:value-type="string">
            <text:p>É... O orçamento do país piorou, talvez você tenha que melhorar isso para ter sucesso ano que vem, apesar de talvez significar que tenham sido feitas boas políticas públicas.</text:p>
          </table:table-cell>
          <table:table-cell office:value-type="percentage" office:value="-0.6792" calcext:value-type="percentage">
            <text:p>-67,92%</text:p>
          </table:table-cell>
          <table:table-cell table:formula="of:=IF([.D8]&gt;0;&quot;O orçamento do país melhorou, você conseguiu deixar uma margem mais interessante para o ano que vem, apesar de talvez ter faltado políticas públicas.&quot;;&quot;É... O orçamento do país piorou, talvez você tenha que melhorar isso para ter sucesso ano que vem, apesar de talvez significar que tenham sido feitas boas políticas públicas.&quot;)" office:value-type="string" office:string-value="É... O orçamento do país piorou, talvez você tenha que melhorar isso para ter sucesso ano que vem, apesar de talvez significar que tenham sido feitas boas políticas públicas." calcext:value-type="string">
            <text:p>É... O orçamento do país piorou, talvez você tenha que melhorar isso para ter sucesso ano que vem, apesar de talvez significar que tenham sido feitas boas políticas públicas.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ixa</text:p>
          </table:table-cell>
          <table:table-cell office:value-type="percentage" office:value="-0.1409" calcext:value-type="percentage">
            <text:p>-14,09%</text:p>
          </table:table-cell>
          <table:table-cell table:formula="of:=IF([.B10]&gt;20%;&quot;Você conseguiu aumentar muito o caixa! Só tome cuidado pra não economizar demais e esquecer das políticas públicas.&quot;;IF([.B10]&gt;0%;&quot;Você conseguiu aumentar o caixa, isso é bom, pois permite o pagamento da dívida interna de forma mais confortável.&quot;;IF([.B10]&lt;-20%;&quot;Você reduziu muito o caixa, cuidado pra isso não representar a falência do governo, os juros e a dívida pública precisa ser paga!&quot;;IF([.B10]&lt;0%;&quot;Você gastou muito e o caixa se reduziu, cuidado pra não ficar sem dinheiro para quitar os títulos da dívida pública interna!&quot;))))" office:value-type="string" office:string-value="Você gastou muito e o caixa se reduziu, cuidado pra não ficar sem dinheiro para quitar os títulos da dívida pública interna!" calcext:value-type="string">
            <text:p>Você gastou muito e o caixa se reduziu, cuidado pra não ficar sem dinheiro para quitar os títulos da dívida pública interna!</text:p>
          </table:table-cell>
          <table:table-cell office:value-type="percentage" office:value="-0.9785" calcext:value-type="percentage">
            <text:p>-97,85%</text:p>
          </table:table-cell>
          <table:table-cell table:formula="of:=IF([.D10]&gt;20%;&quot;Você conseguiu aumentar muito o caixa! Só tome cuidado pra não economizar demais e esquecer das políticas públicas.&quot;;IF([.D10]&gt;0%;&quot;Você conseguiu aumentar o caixa, isso é bom, pois permite o pagamento da dívida interna de forma mais confortável.&quot;;IF([.D10]&lt;-20%;&quot;Você reduziu muito o caixa, cuidado pra isso não representar a falência do governo, os juros e a dívida pública precisa ser paga!&quot;;IF([.D10]&lt;0%;&quot;Você gastou muito e o caixa se reduziu, cuidado pra não ficar sem dinheiro para quitar os títulos da dívida pública interna!&quot;))))" office:value-type="string" office:string-value="Você reduziu muito o caixa, cuidado pra isso não representar a falência do governo, os juros e a dívida pública precisa ser paga!" calcext:value-type="string">
            <text:p>Você reduziu muito o caixa, cuidado pra isso não representar a falência do governo, os juros e a dívida pública precisa ser paga!</text:p>
          </table:table-cell>
        </table:table-row>
        <table:table-row table:style-name="ro1">
          <table:table-cell office:value-type="string" calcext:value-type="string">
            <text:p>Dívida Total</text:p>
          </table:table-cell>
          <table:table-cell office:value-type="percentage" office:value="-0.4603" calcext:value-type="percentage">
            <text:p>-46,03%</text:p>
          </table:table-cell>
          <table:table-cell table:formula="of:=IF([.B11]&lt;-30%;&quot;Parabéns! A dívida pública interna reduziu consideravelmente! Certamente a sua ação de baixar a Taxa de Juros foi bem eficaz, pois seu mais liquidez ao mercado e elevou os investimentos.&quot;;IF([.B11]&lt;0%;&quot;Você reduziu a dívida pública interna, isso é importante para a saúde financeira do país e dar mais liquidez ao mercado.&quot;;IF([.B11]&gt;0%;&quot;A dívida pública interna aumentou. Se esse dinheiro for bem utilizado pode ser que vala a pena, mas seja cauteloso&quot;;IF([.B11]&gt;25%;&quot;Você aumentou a dívida pública consideravelmente! Talvez se torne quase irreversível e apenas a taxa de juros pode não ser o suficiente solucionar!&quot;))))" office:value-type="string" office:string-value="Parabéns! A dívida pública interna reduziu consideravelmente! Certamente a sua ação de baixar a Taxa de Juros foi bem eficaz, pois seu mais liquidez ao mercado e elevou os investimentos." calcext:value-type="string">
            <text:p>Parabéns! A dívida pública interna reduziu consideravelmente! Certamente a sua ação de baixar a Taxa de Juros foi bem eficaz, pois seu mais liquidez ao mercado e elevou os investimentos.</text:p>
          </table:table-cell>
          <table:table-cell office:value-type="percentage" office:value="-0.5674" calcext:value-type="percentage">
            <text:p>-56,74%</text:p>
          </table:table-cell>
          <table:table-cell table:formula="of:=IF([.D11]&lt;-30%;&quot;Parabéns! A dívida pública interna reduziu consideravelmente! Certamente a sua ação de baixar a Taxa de Juros foi bem eficaz, pois seu mais liquidez ao mercado e elevou os investimentos.&quot;;IF([.D11]&lt;0%;&quot;Você reduziu a dívida pública interna, isso é importante para a saúde financeira do país e dar mais liquidez ao mercado.&quot;;IF([.D11]&gt;0%;&quot;A dívida pública interna aumentou. Se esse dinheiro for bem utilizado pode ser que vala a pena, mas seja cauteloso&quot;;IF([.D11]&gt;25%;&quot;Você aumentou a dívida pública consideravelmente! Talvez se torne quase irreversível e apenas a taxa de juros pode não ser o suficiente solucionar!&quot;))))" office:value-type="string" office:string-value="Parabéns! A dívida pública interna reduziu consideravelmente! Certamente a sua ação de baixar a Taxa de Juros foi bem eficaz, pois seu mais liquidez ao mercado e elevou os investimentos." calcext:value-type="string">
            <text:p>Parabéns! A dívida pública interna reduziu consideravelmente! Certamente a sua ação de baixar a Taxa de Juros foi bem eficaz, pois seu mais liquidez ao mercado e elevou os investimentos.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nflação Total</text:p>
          </table:table-cell>
          <table:table-cell office:value-type="percentage" office:value="-0.00355" calcext:value-type="percentage">
            <text:p>-0,36%</text:p>
          </table:table-cell>
          <table:table-cell table:style-name="ce122" table:formula="of:=IF([.B13]&lt;-0.5%;&quot;Fantástico! Você controlou bem a inflação!&quot;;IF([.B13]&lt;0%;&quot;Você controlou a inflação!&quot;;IF([.B13]&lt;0.5%;&quot;Você não controlou bem a inflação, o poder de compra é extremamente importante para um governo de sucesso!&quot;;&quot;O poder de compra se deteriorou! Os preços estão indo para o espaço!&quot;)))" office:value-type="string" office:string-value="Você controlou a inflação!" calcext:value-type="string">
            <text:p>Você controlou a inflação!</text:p>
          </table:table-cell>
          <table:table-cell office:value-type="percentage" office:value="0.00326" calcext:value-type="percentage">
            <text:p>0,33%</text:p>
          </table:table-cell>
          <table:table-cell table:style-name="ce122" table:formula="of:=IF([.D13]&lt;-0.5%;&quot;Fantástico! Você controlou bem a inflação!&quot;;IF([.D13]&lt;0%;&quot;Você controlou a inflação!&quot;;IF([.D13]&lt;0.5%;&quot;Você não controlou bem a inflação, o poder de compra é extremamente importante para um governo de sucesso!&quot;;&quot;O poder de compra se deteriorou! Os preços estão indo para o espaço!&quot;)))" office:value-type="string" office:string-value="Você não controlou bem a inflação, o poder de compra é extremamente importante para um governo de sucesso!" calcext:value-type="string">
            <text:p>Você não controlou bem a inflação, o poder de compra é extremamente importante para um governo de sucesso!</text:p>
          </table:table-cell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-0.00574" calcext:value-type="percentage">
            <text:p>-0,57%</text:p>
          </table:table-cell>
          <table:table-cell table:style-name="ce122" table:formula="of:=IF([.B14]&lt;-0.5%;&quot;Fantástico! Você reduziu bem o desemprego!&quot;;IF([.B14]&lt;0%;&quot;Você reduziu o desemprego!&quot;;IF([.B14]&lt;0.5%;&quot;A sua criação não de empregos não funcionou, o povo precisa trabalhar para gerar renda e aumentar o PIB!&quot;;&quot;O desemprego aumentou muito! As pessoas estão desesperadas!&quot;)))" office:value-type="string" office:string-value="Fantástico! Você reduziu bem o desemprego!" calcext:value-type="string">
            <text:p>Fantástico! Você reduziu bem o desemprego!</text:p>
          </table:table-cell>
          <table:table-cell office:value-type="percentage" office:value="-0.00503" calcext:value-type="percentage">
            <text:p>-0,50%</text:p>
          </table:table-cell>
          <table:table-cell table:style-name="ce122" table:formula="of:=IF([.D14]&lt;-0.5%;&quot;Fantástico! Você reduziu bem o desemprego!&quot;;IF([.D14]&lt;0%;&quot;Você reduziu o desemprego!&quot;;IF([.D14]&lt;0.5%;&quot;A sua criação não de empregos não funcionou, o povo precisa trabalhar para gerar renda e aumentar o PIB!&quot;;&quot;O desemprego aumentou muito! As pessoas estão desesperadas!&quot;)))" office:value-type="string" office:string-value="Fantástico! Você reduziu bem o desemprego!" calcext:value-type="string">
            <text:p>Fantástico! Você reduziu bem o desemprego!</text:p>
          </table:table-cell>
        </table:table-row>
        <table:table-row table:style-name="ro1">
          <table:table-cell table:style-name="ce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05" calcext:value-type="percentage">
            <text:p>5,00%</text:p>
          </table:table-cell>
          <table:table-cell table:style-name="ce123" table:formula="of:=IF(AND([.B16]&gt;10%;[.B16]&lt;20%);&quot;Os empresários te veem com bons olhos!&quot;;IF([.B16]&lt;0%;&quot;Cuidado, a entidade 'mercado' não está muito agradada com o seu trabalho! Não deixe que tenham motivos para 'mexer os pauzinhos'...&quot;;IF([.B16]&gt;20%;&quot;Parabéns! Seu nome é que mais circula na Bolsa de Valores, você é a entidade mais cultuada na Faria Lima!&quot;)))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style-name="ce123" table:formula="of:=IF(AND([.D16]&gt;10%;[.D16]&lt;20%);&quot;Os empresários te veem com bons olhos!&quot;;IF([.D16]&lt;0%;&quot;Cuidado, a entidade 'mercado' não está muito agradada com o seu trabalho! Não deixe que tenham motivos para 'mexer os pauzinhos'...&quot;;IF([.D16]&gt;20%;&quot;Parabéns! Seu nome é que mais circula na Bolsa de Valores, você é a entidade mais cultuada na Faria Lima!&quot;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15" calcext:value-type="percentage">
            <text:p>15,00%</text:p>
          </table:table-cell>
          <table:table-cell table:style-name="ce122" table:formula="of:=IF(AND([.B17]&gt;10%;[.B17]&lt;20%);&quot;Você priorizou as medidas que beneficiam a população!&quot;;IF([.B17]&lt;0%;&quot;Cuidado, a população não gosta muito de você, não deixe isso se deteriorar!&quot;;IF([.B17]&gt;20%;&quot;Parabéns! O povo te ama, cuidado para o presidente não ficar com ciúmes rs...&quot;)))" office:value-type="string" office:string-value="Você priorizou as medidas que beneficiam a população!" calcext:value-type="string">
            <text:p>Você priorizou as medidas que beneficiam a população!</text:p>
          </table:table-cell>
          <table:table-cell office:value-type="percentage" office:value="0.25" calcext:value-type="percentage">
            <text:p>25,00%</text:p>
          </table:table-cell>
          <table:table-cell table:style-name="ce122" table:formula="of:=IF(AND([.D17]&gt;10%;[.D17]&lt;20%);&quot;Você priorizou as medidas que beneficiam a população!&quot;;IF([.D17]&lt;0%;&quot;Cuidado, a população não gosta muito de você, não deixe isso se deteriorar!&quot;;IF([.D17]&gt;20%;&quot;Parabéns! O povo te ama, cuidado para o presidente não ficar com ciúmes rs...&quot;)))" office:value-type="string" office:string-value="Parabéns! O povo te ama, cuidado para o presidente não ficar com ciúmes rs..." calcext:value-type="string">
            <text:p>Parabéns! O povo te ama, cuidado para o presidente não ficar com ciúmes rs...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05" calcext:value-type="percentage">
            <text:p>5,00%</text:p>
          </table:table-cell>
          <table:table-cell table:style-name="ce123" table:formula="of:=IF(AND([.B18]&gt;10%;[.B18]&lt;20%);&quot;Você priorizou investimentos estatais!&quot;;IF([.B18]&lt;0%;&quot;Cuidado, os sindicatos não gostam muito de você, não deixe isso se deteriorar!&quot;;IF([.B18]&gt;20%;&quot;Parabéns! O setor público te adora, eles nunca foram tão bem tratados como na sua gestão!&quot;)))" office:value-type="float" office:value="0" calcext:value-type="float">
            <text:p>0</text:p>
          </table:table-cell>
          <table:table-cell office:value-type="percentage" office:value="0.3" calcext:value-type="percentage">
            <text:p>30,00%</text:p>
          </table:table-cell>
          <table:table-cell table:style-name="ce123" table:formula="of:=IF(AND([.D18]&gt;10%;[.D18]&lt;20%);&quot;Você priorizou investimentos estatais!&quot;;IF([.D18]&lt;0%;&quot;Cuidado, os sindicatos não gostam muito de você, não deixe isso se deteriorar!&quot;;IF([.D18]&gt;20%;&quot;Parabéns! O setor público te adora, eles nunca foram tão bem tratados como na sua gestão!&quot;)))" office:value-type="string" office:string-value="Parabéns! O setor público te adora, eles nunca foram tão bem tratados como na sua gestão!" calcext:value-type="string">
            <text:p>Parabéns! O setor público te adora, eles nunca foram tão bem tratados como na sua gestão!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28" office:value-type="string" calcext:value-type="string">
            <text:p>Situações de Game Ove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6:53:02.382601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1.1.2$Linux_X86_64 LibreOffice_project/dd797d330b34196606d0870aaa694e9504402ca1</meta:generator>
    <dc:date>2021-03-13T02:38:17.486409806</dc:date>
    <meta:editing-duration>PT15H59M5S</meta:editing-duration>
    <meta:editing-cycles>40</meta:editing-cycles>
    <meta:document-statistic meta:table-count="3" meta:cell-count="1079" meta:object-count="0"/>
  </office:meta>
</office:document-meta>
</file>